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2716895E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" style:family="paragraph" style:parent-style-name="Standard">
      <style:text-properties fo:color="#008000" loext:opacity="100%" style:font-name="Cascadia Mono" fo:font-size="14pt" fo:background-color="#ffffff" style:font-size-asian="14pt" style:font-size-complex="14pt"/>
    </style:style>
    <style:style style:name="P5" style:family="paragraph" style:parent-style-name="Standard">
      <style:text-properties officeooo:paragraph-rsid="0019f9a1"/>
    </style:style>
    <style:style style:name="P6" style:family="paragraph" style:parent-style-name="Standard">
      <style:text-properties fo:color="#000000" loext:opacity="100%" style:font-name="Cascadia Mono" fo:font-size="9.5pt" officeooo:paragraph-rsid="0019f9a1" fo:background-color="#ffffff" style:font-size-asian="9.5pt"/>
    </style:style>
    <style:style style:name="P7" style:family="paragraph" style:parent-style-name="Standard">
      <style:text-properties fo:color="#008000" loext:opacity="100%" style:font-name="Cascadia Mono" fo:font-size="9.5pt" officeooo:rsid="0019f9a1" officeooo:paragraph-rsid="0019f9a1" fo:background-color="#ffffff" style:font-size-asian="9.5pt"/>
    </style:style>
    <style:style style:name="P8" style:family="paragraph" style:parent-style-name="Standard">
      <style:text-properties fo:color="#008000" loext:opacity="100%" style:font-name="Cascadia Mono" fo:font-size="9.5pt" officeooo:paragraph-rsid="0019f9a1" fo:background-color="#ffffff" style:font-size-asian="9.5pt"/>
    </style:style>
    <style:style style:name="P9" style:family="paragraph" style:parent-style-name="Standard">
      <style:text-properties fo:color="#000000" loext:opacity="100%" style:font-name="Cascadia Mono" fo:font-size="9.5pt" officeooo:rsid="0019f9a1" officeooo:paragraph-rsid="0019f9a1" fo:background-color="#ffffff" style:font-size-asian="9.5pt"/>
    </style:style>
    <style:style style:name="P10" style:family="paragraph" style:parent-style-name="Standard">
      <style:text-properties fo:color="#808080" loext:opacity="100%" style:font-name="Cascadia Mono" fo:font-size="9.5pt" officeooo:rsid="0019f9a1" officeooo:paragraph-rsid="0019f9a1" fo:background-color="#ffffff" style:font-size-asian="9.5pt"/>
    </style:style>
    <style:style style:name="P11" style:family="paragraph" style:parent-style-name="Standard">
      <style:text-properties officeooo:paragraph-rsid="001ab9db"/>
    </style:style>
    <style:style style:name="P12" style:family="paragraph" style:parent-style-name="Standard">
      <style:text-properties fo:color="#000000" loext:opacity="100%" style:font-name="Cascadia Mono" fo:font-size="9.5pt" officeooo:paragraph-rsid="001ab9db" fo:background-color="#ffffff" style:font-size-asian="9.5pt"/>
    </style:style>
    <style:style style:name="P13" style:family="paragraph" style:parent-style-name="Standard">
      <style:text-properties fo:color="#808080" loext:opacity="100%" style:font-name="Cascadia Mono" fo:font-size="9.5pt" officeooo:rsid="0019f9a1" officeooo:paragraph-rsid="001ab9db" fo:background-color="#ffffff" style:font-size-asian="9.5pt"/>
    </style:style>
    <style:style style:name="P14" style:family="paragraph" style:parent-style-name="Standard">
      <style:text-properties officeooo:paragraph-rsid="00222e82"/>
    </style:style>
    <style:style style:name="P15" style:family="paragraph" style:parent-style-name="Standard">
      <style:text-properties fo:color="#0000ff" loext:opacity="100%" style:font-name="Cascadia Mono" fo:font-size="9.5pt" officeooo:paragraph-rsid="00222e82" fo:background-color="#ffffff" style:font-size-asian="9.5pt"/>
    </style:style>
    <style:style style:name="P16" style:family="paragraph" style:parent-style-name="Standard">
      <style:text-properties fo:color="#008000" loext:opacity="100%" style:font-name="Cascadia Mono" fo:font-size="9.5pt" officeooo:paragraph-rsid="00263ea8" fo:background-color="#ffffff" style:font-size-asian="9.5pt"/>
    </style:style>
    <style:style style:name="P17" style:family="paragraph" style:parent-style-name="Standard">
      <style:text-properties fo:color="#000000" loext:opacity="100%" style:font-name="Cascadia Mono" fo:font-size="9.5pt" officeooo:paragraph-rsid="00263ea8" fo:background-color="#ffffff" style:font-size-asian="9.5pt"/>
    </style:style>
    <style:style style:name="P18" style:family="paragraph" style:parent-style-name="Standard">
      <style:text-properties fo:color="#008000" loext:opacity="100%" style:font-name="Cascadia Mono" fo:font-size="14pt" officeooo:paragraph-rsid="00263ea8" fo:background-color="#ffffff" style:font-size-asian="14pt" style:font-size-complex="14pt"/>
    </style:style>
    <style:style style:name="P19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0" style:family="paragraph" style:parent-style-name="Standard">
      <style:text-properties fo:color="#008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8000" loext:opacity="100%" style:font-name="Cascadia Mono" fo:font-size="9.5pt" style:font-size-asian="9.5pt" fo:background-color="#ffffff"/>
    </style:style>
    <style:style style:name="P22" style:family="paragraph" style:parent-style-name="Standard">
      <style:text-properties fo:color="#008000" loext:opacity="100%" style:font-name="Cascadia Mono" fo:font-size="14pt" fo:font-weight="bold" officeooo:paragraph-rsid="00287197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loext:opacity="100%" style:font-name="Cascadia Mono" fo:font-size="9.5pt" officeooo:paragraph-rsid="00222e82" fo:background-color="#ffffff" style:font-size-asian="9.5pt"/>
    </style:style>
    <style:style style:name="P25" style:family="paragraph" style:parent-style-name="Standard">
      <style:text-properties fo:color="#0000ff" loext:opacity="100%" style:font-name="Cascadia Mono" fo:font-size="9.5pt" style:font-size-asian="9.5pt" fo:background-color="#ffffff"/>
    </style:style>
    <style:style style:name="P26" style:family="paragraph" style:parent-style-name="Standard">
      <style:text-properties fo:color="#000000" loext:opacity="100%" style:font-name="Cascadia Mono" fo:font-size="9.5pt" officeooo:paragraph-rsid="00222e82" style:font-size-asian="9.5pt" fo:background-color="#ffffff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5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6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8000" loext:opacity="100%" style:font-name="Cascadia Mono" fo:font-size="9.5pt" officeooo:rsid="0019f9a1" fo:background-color="#ffffff" loext:char-shading-value="0" style:font-size-asian="9.5pt"/>
    </style:style>
    <style:style style:name="T8" style:family="text">
      <style:text-properties fo:color="#808080" loext:opacity="100%" style:font-name="Cascadia Mono" fo:font-size="9.5pt" officeooo:rsid="0019f9a1" fo:background-color="#ffffff" loext:char-shading-value="0" style:font-size-asian="9.5pt"/>
    </style:style>
    <style:style style:name="T9" style:family="text">
      <style:text-properties fo:color="#000000" loext:opacity="100%" style:font-name="Cascadia Mono" fo:font-size="9.5pt" officeooo:rsid="0019f9a1" fo:background-color="#ffffff" loext:char-shading-value="0" style:font-size-asian="9.5pt"/>
    </style:style>
    <style:style style:name="T10" style:family="text">
      <style:text-properties fo:color="#0000ff" loext:opacity="100%" style:font-name="Cascadia Mono" fo:font-size="9.5pt" officeooo:rsid="0019f9a1" fo:background-color="#ffffff" loext:char-shading-value="0" style:font-size-asian="9.5pt"/>
    </style:style>
    <style:style style:name="T11" style:family="text">
      <style:text-properties fo:color="#0000ff" loext:opacity="100%" officeooo:rsid="001ab9d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1ab9db"/>
    </style:style>
    <style:style style:name="T14" style:family="text">
      <style:text-properties fo:color="#0000ff" loext:opacity="100%" style:font-name="Cascadia Mono" fo:font-size="9.5pt" officeooo:rsid="001ab9db" fo:background-color="#ffffff" loext:char-shading-value="0" style:font-size-asian="9.5pt"/>
    </style:style>
    <style:style style:name="T15" style:family="text">
      <style:text-properties fo:color="#000000" loext:opacity="100%" style:font-name="Cascadia Mono" fo:font-size="9.5pt" officeooo:rsid="001ab9db" fo:background-color="#ffffff" loext:char-shading-value="0" style:font-size-asian="9.5pt"/>
    </style:style>
    <style:style style:name="T16" style:family="text">
      <style:text-properties officeooo:rsid="00263ea8"/>
    </style:style>
    <style:style style:name="T17" style:family="text">
      <style:text-properties fo:color="#000000" loext:opacity="100%" style:font-name="Cascadia Mono" fo:font-size="9.5pt" style:font-size-asian="9.5pt" fo:background-color="#ffffff"/>
    </style:style>
    <style:style style:name="T18" style:family="text">
      <style:text-properties fo:color="#008000" loext:opacity="100%" style:font-name="Cascadia Mono" fo:font-size="9.5pt" style:font-size-asian="9.5pt" fo:background-color="#ffffff"/>
    </style:style>
    <style:style style:name="T19" style:family="text">
      <style:text-properties fo:color="#0000ff" loext:opacity="100%" style:font-name="Cascadia Mono" fo:font-size="9.5pt" style:font-size-asian="9.5pt" fo:background-color="#ffffff"/>
    </style:style>
    <style:style style:name="T20" style:family="text">
      <style:text-properties fo:color="#808080" loext:opacity="100%" style:font-name="Cascadia Mono" fo:font-size="9.5pt" style:font-size-asian="9.5pt" fo:background-color="#ffffff"/>
    </style:style>
    <style:style style:name="T21" style:family="text">
      <style:text-properties fo:color="#ff00ff" loext:opacity="100%" style:font-name="Cascadia Mono" fo:font-size="9.5pt" style:font-size-asian="9.5pt" fo:background-color="#ffffff"/>
    </style:style>
    <style:style style:name="T22" style:family="text">
      <style:text-properties fo:color="#ff0000" loext:opacity="100%" style:font-name="Cascadia Mono" fo:font-size="9.5pt" style:font-size-asian="9.5pt" fo:background-color="#ffffff"/>
    </style:style>
    <style:style style:name="T23" style:family="text">
      <style:text-properties fo:background-color="#ffffff"/>
    </style:style>
    <style:style style:name="T24" style:family="text">
      <style:text-properties fo:color="#000000" loext:opacity="100%" fo:background-color="#ffffff"/>
    </style:style>
    <style:style style:name="T25" style:family="text">
      <style:text-properties fo:color="#808080" loext:opacity="100%" fo:background-color="#ffffff"/>
    </style:style>
    <style:style style:name="T26" style:family="text">
      <style:text-properties fo:color="#ff0000" loext:opacity="100%" fo:background-color="#ffffff"/>
    </style:style>
    <style:style style:name="T27" style:family="text">
      <style:text-properties officeooo:rsid="00222e82"/>
    </style:style>
    <style:style style:name="T28" style:family="text">
      <style:text-properties fo:color="#ff00ff" loext:opacity="100%" style:font-name="Cascadia Mono" fo:font-size="9.5pt" fo:background-color="#ffffff" loext:char-shading-value="0" style:font-size-asian="9.5pt"/>
    </style:style>
    <style:style style:name="T29" style:family="text">
      <style:text-properties officeooo:rsid="00287197"/>
    </style:style>
    <style:style style:name="T30" style:family="text">
      <style:text-properties fo:color="#008000" loext:opacity="100%" style:font-name="Cascadia Mono" fo:background-color="#ffffff"/>
    </style:style>
    <style:style style:name="T31" style:family="text">
      <style:text-properties fo:color="#000000" loext:opacity="100%" style:font-name="Cascadia Mono" fo:background-color="#ffffff"/>
    </style:style>
    <style:style style:name="T32" style:family="text">
      <style:text-properties fo:color="#0000ff" loext:opacity="100%"/>
    </style:style>
    <style:style style:name="T33" style:family="text">
      <style:text-properties fo:color="#ff00ff" loext:opacity="100%"/>
    </style:style>
    <style:style style:name="T34" style:family="text">
      <style:text-properties fo:color="#808080" loext:opacity="100%"/>
    </style:style>
    <style:style style:name="T35" style:family="text">
      <style:text-properties fo:color="#ff0000" loext:opacity="100%"/>
    </style:style>
    <style:style style:name="T36" style:family="text">
      <style:text-properties fo:color="#0000ff" loext:opacity="100%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ROTEIRO DO CURSO DE SQL - HASHTAG IMPRESSIONADOR</text:p>
      <text:p text:style-name="P2" loext:marker-style-name="T1"/>
      <text:p text:style-name="P2" loext:marker-style-name="T1"><text:span text:style-name="T2">1º</text:span> - CRIE UM REPOSITORIO NO GITHUB.COM </text:p>
      <text:p text:style-name="P2" loext:marker-style-name="T1"/>
      <text:p text:style-name="P2" loext:marker-style-name="T1"><text:span text:style-name="T2">2º</text:span> - COPIAR A URL PARA CRIAÇÃO DO REPOSITORIO LOCAL</text:p>
      <text:p text:style-name="P2" loext:marker-style-name="T1"><text:s text:c="5"/>- CODIGO</text:p>
      <text:p text:style-name="P2" loext:marker-style-name="T1"><text:s text:c="8"/>- Copiar a URL para criação do Repositório LOCAL</text:p>
      <text:p text:style-name="P2" loext:marker-style-name="T1"><text:s text:c="12"/>- https://github.com/jcharlescm/Curso-SQL.git</text:p>
      <text:p text:style-name="P2" loext:marker-style-name="T1"/>
      <text:p text:style-name="P2" loext:marker-style-name="T1"><text:span text:style-name="T2">3º </text:span>- ABRIR A PASTA DO REPOSITORIO LOCAL COM O VISUAL CODE - VSCODE</text:p>
      <text:p text:style-name="P2" loext:marker-style-name="T1"><text:s text:c="4"/>- Vá até a pasta criada para o repositório local com o Windows Explorer</text:p>
      <text:p text:style-name="P2" loext:marker-style-name="T1"><text:s text:c="8"/>- Selecione a barra de endereço e digite $ CMD</text:p>
      <text:p text:style-name="P2" loext:marker-style-name="T1"><text:s text:c="12"/>- Depois digite $ CODE . (abrirar o VSCODE)</text:p>
      <text:p text:style-name="P2" loext:marker-style-name="T1"/>
      <text:p text:style-name="P2" loext:marker-style-name="T1"><text:span text:style-name="T2">4º</text:span> - AO ABRIR O VSCODE</text:p>
      <text:p text:style-name="P2" loext:marker-style-name="T1"><text:s text:c="4"/>- Clicar em Terminal / Novo Terminal</text:p>
      <text:p text:style-name="P2" loext:marker-style-name="T1"><text:s text:c="8"/>- Ao abrir o terminal no lado direito na seta(+V) para abrir o Terminal bash</text:p>
      <text:p text:style-name="P2" loext:marker-style-name="T1"><text:s text:c="12"/>- Clique em bash e abrirá o terminal $</text:p>
      <text:p text:style-name="P2" loext:marker-style-name="T1"><text:s text:c="16"/>- $ git clone https://github.com/jcharlescm/Curso-SQL.git</text:p>
      <text:p text:style-name="P2" loext:marker-style-name="T1"><text:tab/><text:tab/><text:tab/><text:tab/></text:p>
      <text:p text:style-name="P2" loext:marker-style-name="T1"><text:span text:style-name="T2">5º</text:span> - INSTALAR SQL SERVER </text:p>
      <text:p text:style-name="P2" loext:marker-style-name="T1"><text:tab/>- https://www.microsoft.com/pt-br/sql-server/sql-server-downloads</text:p>
      <text:p text:style-name="P2" loext:marker-style-name="T1"><text:tab/><text:tab/>- SQL Server 2022 Express</text:p>
      <text:p text:style-name="P2" loext:marker-style-name="T1"><text:tab/><text:tab/><text:tab/>- SQL2022-SSEI-Expr.exe</text:p>
      <text:p text:style-name="P2" loext:marker-style-name="T1"><text:s text:c="12"/>- Instalar o SSMS - SQL Server Management Studio</text:p>
      <text:p text:style-name="P2" loext:marker-style-name="T1"><text:tab/><text:tab/><text:tab/>Obs.: Não vincular o SSMS a uma conta da Microsoft ou GITHUB</text:p>
      <text:p text:style-name="P2" loext:marker-style-name="T1"><text:tab/><text:tab/><text:tab/></text:p>
      <text:p text:style-name="P2" loext:marker-style-name="T1"><text:span text:style-name="T2">6º</text:span> - Configurar o SSMS</text:p>
      <text:p text:style-name="P2" loext:marker-style-name="T1"><text:s text:c="4"/>- Quando abrir o SSMS(executar como ADMINISTRADOR) o nome da máquina e servidor. Ex.: SICTEC-0041\SQLEXPRESS <text:s text:c="2"/>---&gt;&gt;&gt; nome da minha máquina e o nome do meu servidor Windows(fictício)</text:p>
      <text:p text:style-name="P2" loext:marker-style-name="T1">- Selecionar OPCIONAL</text:p>
      <text:p text:style-name="P2" loext:marker-style-name="T1"><draw:frame draw:style-name="fr1" draw:name="Figura1" text:anchor-type="char" svg:x="3.173cm" svg:y="0.078cm" svg:width="10.654cm" svg:height="13.185cm" draw:z-index="0"><draw:image xlink:href="Pictures/10000000000001F9000002716895E2ED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oft-page-break/><text:span text:style-name="T2">7º</text:span> - RESTAURAR BANCO DE DADOS</text:p>
      <text:p text:style-name="P2" loext:marker-style-name="T1"><text:s text:c="4"/>- Clicar com o botão direito em "BANCOS DE DADOS / RESTAURAR BANCO DE DADOS (O BD já está criado é o CONTOSO da microsoft)</text:p>
      <text:p text:style-name="P2" loext:marker-style-name="T1"><text:s text:c="4"/>- Clicar em DISPOSITIVO e ... (3 pontos) e procurar/adicionar o arquivo do BD CONTOSO (ContosRetailDW.bak)</text:p>
      <text:p text:style-name="P2" loext:marker-style-name="T1">- OK - Banco de dados CONTOSORETAILDW restaurado com sucesso.</text:p>
      <text:p text:style-name="P2" loext:marker-style-name="T1"/>
      <text:p text:style-name="P3" loext:marker-style-name="T1"/>
      <text:p text:style-name="P3" loext:marker-style-name="T1">/* </text:p>
      <text:p text:style-name="P2" loext:marker-style-name="T1"/>
      <text:p text:style-name="P4" loext:marker-style-name="T1">MÓDULO 7: EXERCÍCIOS</text:p>
      <text:p text:style-name="P2" loext:marker-style-name="T1"/>
      <text:p text:style-name="P2" loext:marker-style-name="T1"/>
      <text:p text:style-name="Standard" loext:marker-style-name="T1"><text:span text:style-name="T3">Os Joins têm como principal objetivo deixar as tabelas mais informativas, permitindo buscar dados de uma tabela para outra, de acordo com uma coluna em comum que permita essa relação.</text:span><text:span text:style-name="T1"/></text:p>
      <text:p text:style-name="Standard" loext:marker-style-name="T1"><text:span text:style-name="T3">Dito isso, faça os seguintes exercícios:</text:span><text:span text:style-name="T1"/></text:p>
      <text:p text:style-name="P2" loext:marker-style-name="T1"/>
      <text:p text:style-name="Standard" loext:marker-style-name="T1"><text:span text:style-name="T3">1. Utilize o INNER JOIN para trazer os nomes das subcategorias dos produtos, da tabela DimProductSubcategory para a tabela DimProduc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Produto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1"> 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Identifique uma coluna em comum entre as tabelas DimProductSubcategory e DimProductCategory. Utilize essa coluna para complementar informações na tabela DimProductSubcategory a partir da DimProductCategory. Utilize o LEFT JOIN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SubcategoryKey </text:span><text:span text:style-name="T4">AS</text:span><text:span text:style-name="T1"> </text:span><text:span text:style-name="T6">'ID SubCategori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Subcategory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Para cada loja da tabela DimStore, descubra qual o Continente e o Nome do País associados (de acordo com DimGeography). Seu SELECT final deve conter apenas as seguintes colunas: StoreKey, StoreName, EmployeeCount, ContinentName e RegionCountryName. Utilize o LEFT JOIN neste exercício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Geograph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StoreKey </text:span><text:span text:style-name="T4">AS</text:span><text:span text:style-name="T1"> </text:span><text:span text:style-name="T6">'ID Loja'</text:span><text:span text:style-name="T5">,</text:span></text:p>
      <text:p text:style-name="Standard" loext:marker-style-name="T1"><text:soft-page-break/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. Funcionarios'</text:span><text:span text:style-name="T5">,</text:span></text:p>
      <text:p text:style-name="Standard" loext:marker-style-name="T1"><text:span text:style-name="T1"><text:tab/>ContinentName </text:span><text:span text:style-name="T4">AS</text:span><text:span text:style-name="T1"> </text:span><text:span text:style-name="T6">'Continente'</text:span><text:span text:style-name="T5">,</text:span><text:span text:style-name="T1"> </text:span></text:p>
      <text:p text:style-name="Standard" loext:marker-style-name="T1"><text:span text:style-name="T1"><text:tab/>RegionCountryName </text:span><text:span text:style-name="T4">AS</text:span><text:span text:style-name="T1"> </text:span><text:span text:style-name="T6">'Pais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Geography </text:span></text:p>
      <text:p text:style-name="Standard" loext:marker-style-name="T1"><text:span text:style-name="T1"><text:tab/></text:span><text:span text:style-name="T4">ON</text:span><text:span text:style-name="T1"> DimStore</text:span><text:span text:style-name="T5">.</text:span><text:span text:style-name="T1">GeographyKey </text:span><text:span text:style-name="T5">=</text:span><text:span text:style-name="T1"> DimGeography</text:span><text:span text:style-name="T5">.</text:span><text:span text:style-name="T1">Geograph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4. Complementa a tabela DimProduct com a informação de ProductCategoryDescription. Utilize o LEFT JOIN e retorne em seu SELECT apenas as 5 colunas que considerar mais relevante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ProductCategoryDescription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/text:span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5. A tabela FactStrategyPlan resume o planejamento estratégico da empresa. Cada linha representa um montante destinado a uma determinada AccountKey.</text:span><text:span text:style-name="T1"/></text:p>
      <text:p text:style-name="Standard" loext:marker-style-name="T1"><text:span text:style-name="T3">a) Faça um SELECT das 100 primeiras linhas de FactStrategyPlan para reconhecer a tabela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P3" loext:marker-style-name="T1">/*</text:p>
      <text:p text:style-name="P3" loext:marker-style-name="T1"/>
      <text:p text:style-name="P3" loext:marker-style-name="T1">b) Faça um INNER JOIN para criar uma tabela contendo o AccountName para cada AccountKey da tabela FactStrategyPlan. O seu SELECT final deve conter as colunas:<text:span text:style-name="T1"/></text:p>
      <text:p text:style-name="Standard" loext:marker-style-name="T1"><text:span text:style-name="T3">StrategyPlanKey, DateKey, AccountName e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AccountName</text:span><text:span text:style-name="T5">,</text:span><text:span text:style-name="T1"> </text:span></text:p>
      <text:p text:style-name="Standard" loext:marker-style-name="T1"><text:span text:style-name="T1"><text:tab/>Amount 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Account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AccountKey </text:span><text:span text:style-name="T5">=</text:span><text:span text:style-name="T1"> DimAccount</text:span><text:span text:style-name="T5">.</text:span><text:span text:style-name="T1">Account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Vamos continuar analisando a tabela FactStrategyPlan. Além da coluna AccountKey que identifica o tipo de conta, há também uma outra coluna chamada ScenarioKey. Essa coluna possui a numeração que identifica o tipo de cenário: Real, Orçado e Previsão.</text:span><text:span text:style-name="T1"/></text:p>
      <text:p text:style-name="Standard" loext:marker-style-name="T1"><text:span text:style-name="T3">Faça um INNER JOIN para criar uma tabela contendo o ScenarioName para cada ScenarioKey da tabela FactStrategyPlan. O seu SELECT final deve conter as colunas:</text:span><text:span text:style-name="T1"/></text:p>
      <text:p text:style-name="Standard" loext:marker-style-name="T1"><text:span text:style-name="T3">StrategyPlanKey, DateKey, ScenarioName,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oft-page-break/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ScenarioName</text:span><text:span text:style-name="T5">,</text:span><text:span text:style-name="T1"> </text:span></text:p>
      <text:p text:style-name="Standard" loext:marker-style-name="T1"><text:span text:style-name="T1"><text:tab/>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Algumas subcategorias não possuem nenhum exemplar de produto. Identifique que subcategorias são essa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ProductName </text:span><text:span text:style-name="T5">IS</text:span><text:span text:style-name="T1"> </text:span><text:span text:style-name="T5">NULL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8. A tabela abaixo mostra a combinação entre Marca e Canal de Venda, para as marcas Contoso, Fabrikam e Litware. Crie um código SQL para chegar no mesmo resultad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DISTINCT</text:span><text:span text:style-name="T1"> BrandName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DISTINCT</text:span><text:span text:style-name="T1"> BrandName</text:span><text:span text:style-name="T5">,</text:span><text:span text:style-name="T1"> ChannelName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5">CROSS</text:span><text:span text:style-name="T1"> </text:span><text:span text:style-name="T5">JOIN</text:span><text:span text:style-name="T1"> DimChannel </text:span></text:p>
      <text:p text:style-name="Standard" loext:marker-style-name="T1"><text:span text:style-name="T4">WHERE</text:span><text:span text:style-name="T1"> BrandName </text:span><text:span text:style-name="T5">IN</text:span><text:span text:style-name="T4"> </text:span><text:span text:style-name="T5">(</text:span><text:span text:style-name="T6">'Contoso'</text:span><text:span text:style-name="T5">,</text:span><text:span text:style-name="T1"> </text:span><text:span text:style-name="T6">'Fabrikam'</text:span><text:span text:style-name="T5">,</text:span><text:span text:style-name="T1"> </text:span><text:span text:style-name="T6">'Litware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Neste exercício, você deverá relacionar as tabelas FactOnlineSales com DimPromotion. Identifique a coluna que as duas tabelas têm em comum e utilize-a para criar esse relacionamento.</text:span><text:span text:style-name="T1"/></text:p>
      <text:p text:style-name="Standard" loext:marker-style-name="T1"><text:span text:style-name="T3">Retorne uma tabela contendo as seguintes colunas: OnlineSalesKey, DateKey, PromotionName e SalesAmount</text:span><text:span text:style-name="T1"/></text:p>
      <text:p text:style-name="Standard" loext:marker-style-name="T1"><text:span text:style-name="T3">A sua consulta deve considerar apenas as linhas de vendas referentes a produtos com desconto (PromotionName &lt;&gt; ‘No Discount’). Além disso, você deverá ordenar essa tabela de acordo com a coluna DateKey, em ordem crescente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/text:p>
      <text:p text:style-name="Standard" loext:marker-style-name="T1"><text:span text:style-name="T1"><text:tab/>OnlineSales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PromotionName</text:span><text:span text:style-name="T5">,</text:span><text:span text:style-name="T1"> </text:span></text:p>
      <text:p text:style-name="Standard" loext:marker-style-name="T1"><text:span text:style-name="T1"><text:tab/>SalesAmount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motion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motionKey </text:span><text:span text:style-name="T5">=</text:span><text:span text:style-name="T1"> DimPromotion</text:span><text:span text:style-name="T5">.</text:span><text:span text:style-name="T1">PromotionKey</text:span></text:p>
      <text:p text:style-name="Standard" loext:marker-style-name="T1"><text:span text:style-name="T4">WHERE</text:span><text:span text:style-name="T1"> PromotionName </text:span><text:span text:style-name="T5">&lt;&gt;</text:span><text:span text:style-name="T1"> </text:span><text:span text:style-name="T6">'No Discount'</text:span><text:span text:style-name="T1"> </text:span></text:p>
      <text:p text:style-name="Standard" loext:marker-style-name="T1"><text:span text:style-name="T4">ORDER</text:span><text:span text:style-name="T1"> </text:span><text:span text:style-name="T4">BY</text:span><text:span text:style-name="T1"> DateKey </text:span><text:span text:style-name="T4">ASC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10. A tabela abaixo é resultado de um Join entre a tabela FactSales e as tabelas: DimChannel, DimStore e DimProduct.</text:span><text:span text:style-name="T1"/></text:p>
      <text:p text:style-name="Standard" loext:marker-style-name="T1"><text:span text:style-name="T3">Recrie esta consulta e classifique em ordem decrescente de acordo com SalesAmoun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oft-page-break/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/text:p>
      <text:p text:style-name="Standard" loext:marker-style-name="T1"><text:span text:style-name="T1"><text:tab/>SalesKey</text:span><text:span text:style-name="T5">,</text:span><text:span text:style-name="T1"> </text:span></text:p>
      <text:p text:style-name="Standard" loext:marker-style-name="T1"><text:span text:style-name="T1"><text:tab/>ChannelName</text:span><text:span text:style-name="T5">,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Sales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 </text:span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 </text:span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ORDER</text:span><text:span text:style-name="T1"> </text:span><text:span text:style-name="T4">BY</text:span><text:span text:style-name="T1"> SalesAmount </text:span><text:span text:style-name="T4">DESC</text:span><text:span text:style-name="T1"> </text:span></text:p>
      <text:p text:style-name="P2" loext:marker-style-name="T1"/>
      <text:p text:style-name="P5" loext:marker-style-name="T1"><text:span text:style-name="T3">/*</text:span></text:p>
      <text:p text:style-name="P6" loext:marker-style-name="T1"/>
      <text:p text:style-name="P5" loext:marker-style-name="T1"><text:span text:style-name="T3">1</text:span><text:span text:style-name="T7">1</text:span><text:span text:style-name="T3">. </text:span><text:span text:style-name="T7">GROUP BY + JOIN</text:span></text:p>
      <text:p text:style-name="P7" loext:marker-style-name="T1">1.a) Crie um agrupamento mostrnado o total de venda (SalesQuntity) por ano (CalendarYear)</text:p>
      <text:p text:style-name="P7" loext:marker-style-name="T1">1.b) Considere apenas o mês (CalendarMonthLabel) de ‘January’ </text:p>
      <text:p text:style-name="P7" loext:marker-style-name="T1">1.C) Na tabela resultante, mostre apena os anos com um toral de vendas maior ou igual a 1200000</text:p>
      <text:p text:style-name="P8" loext:marker-style-name="T1"/>
      <text:p text:style-name="P8" loext:marker-style-name="T1">*/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FactSales</text:span>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</text:span><text:span text:style-name="T9">DimDate</text:span></text:p>
      <text:p text:style-name="P9" loext:marker-style-name="T1"/>
      <text:p text:style-name="P5" loext:marker-style-name="T1"><text:span text:style-name="T10">SELECT</text:span><text:span text:style-name="T9"> </text:span></text:p>
      <text:p text:style-name="P5" loext:marker-style-name="T1"><text:span text:style-name="T10"><text:tab/>CalendarYear AS ‘Ano’,</text:span><text:span text:style-name="T8"> </text:span></text:p>
      <text:p text:style-name="P10" loext:marker-style-name="T1"><text:tab/>SUM(SalesQuantity) AS ‘Total Vendiso’ </text:p>
      <text:p text:style-name="P5" loext:marker-style-name="T1"><text:span text:style-name="T10">FROM</text:span><text:span text:style-name="T9"> FactSales</text:span></text:p>
      <text:p text:style-name="P5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5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5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5" loext:marker-style-name="T1"><text:span text:style-name="T14">HAVING SUM</text:span><text:span text:style-name="T15">(SalesQuantity) &gt;= 1200000</text:span></text:p>
      <text:p text:style-name="P12" loext:marker-style-name="T1"><text:s/></text:p>
      <text:p text:style-name="P12" loext:marker-style-name="T1"/>
      <text:p text:style-name="P2" loext:marker-style-name="T1"/>
      <text:p text:style-name="P11" loext:marker-style-name="T1"><text:span text:style-name="T10">SELECT</text:span><text:span text:style-name="T9"> </text:span></text:p>
      <text:p text:style-name="P11" loext:marker-style-name="T1"><text:span text:style-name="T10"><text:tab/>CalendarYear AS ‘Ano’,</text:span><text:span text:style-name="T8"> </text:span></text:p>
      <text:p text:style-name="P13" loext:marker-style-name="T1"><text:tab/>SUM(SalesQuantity) AS ‘Total Vendiso’ </text:p>
      <text:p text:style-name="P11" loext:marker-style-name="T1"><text:span text:style-name="T10">FROM</text:span><text:span text:style-name="T9"> FactSales</text:span></text:p>
      <text:p text:style-name="P11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11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11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14" loext:marker-style-name="T1"><text:span text:style-name="T4">ORDER BY </text:span><text:span text:style-name="T14">SUM</text:span><text:span text:style-name="T4"> </text:span><text:span text:style-name="T14">(SalesQuantity) </text:span><text:span text:style-name="T4">DESC</text:span></text:p>
      <text:p text:style-name="P15" loext:marker-style-name="T1"/>
      <text:p text:style-name="P16" loext:marker-style-name="T1">/* </text:p>
      <text:p text:style-name="P17" loext:marker-style-name="T1"/>
      <text:p text:style-name="P18" loext:marker-style-name="T1">MÓDULO <text:span text:style-name="T16">8</text:span>: <text:span text:style-name="T16">JOINs - </text:span>EXERCÍCIOS</text:p>
      <text:p text:style-name="P17" loext:marker-style-name="T1"/>
      <text:p text:style-name="Standard" loext:marker-style-name="T17"><text:span text:style-name="T18">-- JOINs</text:span></text:p>
      <text:p text:style-name="P19" loext:marker-style-name="T17"/>
      <text:p text:style-name="Standard" loext:marker-style-name="T17"><text:span text:style-name="T18">-- JOINs - Aula 2:</text:span><text:span text:style-name="T17"/></text:p>
      <text:p text:style-name="Standard" loext:marker-style-name="T17"><text:span text:style-name="T18">-- Por que precisamos do JOIN?</text:span><text:span text:style-name="T17"/></text:p>
      <text:p text:style-name="Standard" loext:marker-style-name="T17"><text:span text:style-name="T19">SELECT</text:span><text:span text:style-name="T17"> </text:span><text:span text:style-name="T19">TOP</text:span><text:span text:style-name="T20">(</text:span><text:span text:style-name="T17">1000</text:span><text:span text:style-name="T20">)</text:span><text:span text:style-name="T17"> </text:span><text:span text:style-name="T20">*</text:span><text:span text:style-name="T17"> </text:span><text:span text:style-name="T19">FROM</text:span><text:span text:style-name="T17"> FactSale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DimChannel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channelKey</text:span><text:span text:style-name="T20">,</text:span></text:p>
      <text:p text:style-name="Standard" loext:marker-style-name="T17"><text:soft-page-break/><text:span text:style-name="T17"><text:tab/></text:span><text:span text:style-name="T21">SUM</text:span><text:span text:style-name="T20">(</text:span><text:span text:style-name="T17">SalesQuantity</text:span><text:span text:style-name="T20">)</text:span><text:span text:style-name="T17"> </text:span><text:span text:style-name="T19">AS</text:span><text:span text:style-name="T17"> </text:span><text:span text:style-name="T22">'Qtd. Vendida'</text:span></text:p>
      <text:p text:style-name="Standard" loext:marker-style-name="T17"><text:span text:style-name="T19">FROM</text:span><text:span text:style-name="T17"/></text:p>
      <text:p text:style-name="Standard" loext:marker-style-name="T17"><text:span text:style-name="T17"><text:tab/>FactSales</text:span><text:span text:style-name="T17"/></text:p>
      <text:p text:style-name="Standard" loext:marker-style-name="T17"><text:span text:style-name="T19">GROUP</text:span><text:span text:style-name="T17"> </text:span><text:span text:style-name="T19">BY</text:span><text:span text:style-name="T17"> channelKey</text:span></text:p>
      <text:p text:style-name="P19" loext:marker-style-name="T17"/>
      <text:p text:style-name="P19" loext:marker-style-name="T17"/>
      <text:p text:style-name="P19" loext:marker-style-name="T17"/>
      <text:p text:style-name="Standard" loext:marker-style-name="T17"><text:span text:style-name="T19">SELECT</text:span><text:span text:style-name="T17"> </text:span><text:span text:style-name="T19">TOP</text:span><text:span text:style-name="T20">(</text:span><text:span text:style-name="T17">1000</text:span><text:span text:style-name="T20">)</text:span><text:span text:style-name="T17"> </text:span><text:span text:style-name="T20">*</text:span><text:span text:style-name="T17"> </text:span><text:span text:style-name="T19">FROM</text:span><text:span text:style-name="T17"> FactSale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DimProduct</text:span></text:p>
      <text:p text:style-name="P19" loext:marker-style-name="T17"/>
      <text:p text:style-name="P19" loext:marker-style-name="T17"/>
      <text:p text:style-name="Standard" loext:marker-style-name="T17"><text:span text:style-name="T19">SELECT</text:span><text:span text:style-name="T17"> </text:span><text:span text:style-name="T19">TOP</text:span><text:span text:style-name="T20">(</text:span><text:span text:style-name="T17">1000</text:span><text:span text:style-name="T20">)</text:span><text:span text:style-name="T17"> </text:span><text:span text:style-name="T20">*</text:span><text:span text:style-name="T17"> </text:span><text:span text:style-name="T19">FROM</text:span><text:span text:style-name="T17"> FactOnlineSale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DimCustomer</text:span></text:p>
      <text:p text:style-name="P19" loext:marker-style-name="T17"/>
      <text:p text:style-name="P19" loext:marker-style-name="T17"/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FactStrategyPlan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DimScenario</text:span></text:p>
      <text:p text:style-name="P19" loext:marker-style-name="T17"/>
      <text:p text:style-name="Standard" loext:marker-style-name="T17"><text:span text:style-name="T18">-- JOINs - Aula 3:</text:span><text:span text:style-name="T17"/></text:p>
      <text:p text:style-name="Standard" loext:marker-style-name="T17"><text:span text:style-name="T18">-- Por que não criamos logo uma tabela com todas as informações pra facilitar?</text:span><text:span text:style-name="T17"/></text:p>
      <text:p text:style-name="Standard" loext:marker-style-name="T17"><text:span text:style-name="T19">SELECT</text:span><text:span text:style-name="T17"> </text:span><text:span text:style-name="T19">TOP</text:span><text:span text:style-name="T20">(</text:span><text:span text:style-name="T17">1000</text:span><text:span text:style-name="T20">)</text:span><text:span text:style-name="T17"> </text:span><text:span text:style-name="T20">*</text:span><text:span text:style-name="T17"> </text:span><text:span text:style-name="T19">FROM</text:span><text:span text:style-name="T17"> FactSale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DimProduct</text:span></text:p>
      <text:p text:style-name="P19" loext:marker-style-name="T17"/>
      <text:p text:style-name="Standard" loext:marker-style-name="T17"><text:span text:style-name="T18">-- JOINs - Aula 6:</text:span><text:span text:style-name="T17"/></text:p>
      <text:p text:style-name="Standard" loext:marker-style-name="T17"><text:span text:style-name="T18">-- CÓDIGO PARA CRIAR AS TABELAS AUXILIARES PARA AS EXPLICAÇÕES:</text:span><text:span text:style-name="T17"/></text:p>
      <text:p text:style-name="Standard" loext:marker-style-name="T17"><text:span text:style-name="T18">-- PRIMEIRO, GARANTA QUE NÃO EXISTE NENHUMA TABELA CHAMADA PRODUTOS OU SUBCATEGORIA NO BANCO DE DADOS, EXECUTANDO OS COMANDOS DROP TABLE ABAIXO:</text:span><text:span text:style-name="T17"/></text:p>
      <text:p text:style-name="Standard" loext:marker-style-name="T17"><text:span text:style-name="T19">DROP</text:span><text:span text:style-name="T17"> </text:span><text:span text:style-name="T19">TABLE</text:span><text:span text:style-name="T17"> </text:span><text:span text:style-name="T19">IF</text:span><text:span text:style-name="T17"> </text:span><text:span text:style-name="T20">EXISTS</text:span><text:span text:style-name="T17"> produtos</text:span></text:p>
      <text:p text:style-name="Standard" loext:marker-style-name="T17"><text:span text:style-name="T19">DROP</text:span><text:span text:style-name="T17"> </text:span><text:span text:style-name="T19">TABLE</text:span><text:span text:style-name="T17"> </text:span><text:span text:style-name="T19">IF</text:span><text:span text:style-name="T17"> </text:span><text:span text:style-name="T20">EXISTS</text:span><text:span text:style-name="T17"> subcategoria</text:span></text:p>
      <text:p text:style-name="P19" loext:marker-style-name="T17"/>
      <text:p text:style-name="Standard" loext:marker-style-name="T17"><text:span text:style-name="T18">-- Consulta 1:</text:span><text:span text:style-name="T17"/></text:p>
      <text:p text:style-name="Standard" loext:marker-style-name="T17"><text:span text:style-name="T18">-- AGORA, CRIE A TABELA PRODUTOS:</text:span><text:span text:style-name="T17"/></text:p>
      <text:p text:style-name="Standard" loext:marker-style-name="T17"><text:span text:style-name="T19">CREATE</text:span><text:span text:style-name="T17"> </text:span><text:span text:style-name="T19">TABLE</text:span><text:span text:style-name="T17"> produtos</text:span><text:span text:style-name="T20">(</text:span></text:p>
      <text:p text:style-name="Standard" loext:marker-style-name="T17"><text:span text:style-name="T17">id_produto </text:span><text:span text:style-name="T19">int</text:span><text:span text:style-name="T20">,</text:span></text:p>
      <text:p text:style-name="Standard" loext:marker-style-name="T17"><text:span text:style-name="T17">nome_produto </text:span><text:span text:style-name="T19">varchar</text:span><text:span text:style-name="T20">(</text:span><text:span text:style-name="T17">30</text:span><text:span text:style-name="T20">),</text:span></text:p>
      <text:p text:style-name="Standard" loext:marker-style-name="T17"><text:span text:style-name="T17">id_subcategoria </text:span><text:span text:style-name="T19">int</text:span><text:span text:style-name="T20">)</text:span></text:p>
      <text:p text:style-name="P19" loext:marker-style-name="T17"/>
      <text:p text:style-name="Standard" loext:marker-style-name="T17"><text:span text:style-name="T18">-- INSIRA AS LINHAS DA TABELA PRODUTOS:</text:span><text:span text:style-name="T17"/></text:p>
      <text:p text:style-name="Standard" loext:marker-style-name="T17"><text:span text:style-name="T19">INSERT</text:span><text:span text:style-name="T17"> </text:span><text:span text:style-name="T19">INTO</text:span><text:span text:style-name="T17"> produtos</text:span><text:span text:style-name="T20">(</text:span><text:span text:style-name="T17">id_produto</text:span><text:span text:style-name="T20">,</text:span><text:span text:style-name="T17"> nome_produto</text:span><text:span text:style-name="T20">,</text:span><text:span text:style-name="T17"> id_subcategoria</text:span><text:span text:style-name="T20">)</text:span></text:p>
      <text:p text:style-name="Standard" loext:marker-style-name="T17"><text:span text:style-name="T19">VALUES</text:span><text:span text:style-name="T17"/></text:p>
      <text:p text:style-name="Standard" loext:marker-style-name="T17"><text:span text:style-name="T19"><text:tab/></text:span><text:span text:style-name="T20">(</text:span><text:span text:style-name="T17">1</text:span><text:span text:style-name="T20">,</text:span><text:span text:style-name="T17"> </text:span><text:span text:style-name="T22">'Fone Bluetooth JBL'</text:span><text:span text:style-name="T20">,</text:span><text:span text:style-name="T17"> 5</text:span><text:span text:style-name="T20">),</text:span></text:p>
      <text:p text:style-name="Standard" loext:marker-style-name="T17"><text:span text:style-name="T19"><text:tab/></text:span><text:span text:style-name="T20">(</text:span><text:span text:style-name="T17">2</text:span><text:span text:style-name="T20">,</text:span><text:span text:style-name="T17"> </text:span><text:span text:style-name="T22">'PS4'</text:span><text:span text:style-name="T20">,</text:span><text:span text:style-name="T17"> 6</text:span><text:span text:style-name="T20">),</text:span></text:p>
      <text:p text:style-name="Standard" loext:marker-style-name="T17"><text:span text:style-name="T19"><text:tab/></text:span><text:span text:style-name="T20">(</text:span><text:span text:style-name="T17">3</text:span><text:span text:style-name="T20">,</text:span><text:span text:style-name="T17"> </text:span><text:span text:style-name="T22">'Notebook Samsung i3'</text:span><text:span text:style-name="T20">,</text:span><text:span text:style-name="T17"> 2</text:span><text:span text:style-name="T20">),</text:span></text:p>
      <text:p text:style-name="Standard" loext:marker-style-name="T17"><text:span text:style-name="T19"><text:tab/></text:span><text:span text:style-name="T20">(</text:span><text:span text:style-name="T17">4</text:span><text:span text:style-name="T20">,</text:span><text:span text:style-name="T17"> </text:span><text:span text:style-name="T22">'iPhone 11'</text:span><text:span text:style-name="T20">,</text:span><text:span text:style-name="T17"> 1</text:span><text:span text:style-name="T20">),</text:span></text:p>
      <text:p text:style-name="Standard" loext:marker-style-name="T17"><text:span text:style-name="T19"><text:tab/></text:span><text:span text:style-name="T20">(</text:span><text:span text:style-name="T17">5</text:span><text:span text:style-name="T20">,</text:span><text:span text:style-name="T17"> </text:span><text:span text:style-name="T22">'Moto G9'</text:span><text:span text:style-name="T20">,</text:span><text:span text:style-name="T17"> 1</text:span><text:span text:style-name="T20">)</text:span></text:p>
      <text:p text:style-name="P19" loext:marker-style-name="T17"/>
      <text:p text:style-name="Standard" loext:marker-style-name="T17"><text:span text:style-name="T18">-- Consulta 2:</text:span><text:span text:style-name="T17"/></text:p>
      <text:p text:style-name="Standard" loext:marker-style-name="T17"><text:span text:style-name="T18">-- CRIE A TABELA SUBCATEGORIA:</text:span><text:span text:style-name="T17"/></text:p>
      <text:p text:style-name="Standard" loext:marker-style-name="T17"><text:span text:style-name="T19">CREATE</text:span><text:span text:style-name="T17"> </text:span><text:span text:style-name="T19">TABLE</text:span><text:span text:style-name="T17"> subcategoria</text:span><text:span text:style-name="T20">(</text:span></text:p>
      <text:p text:style-name="Standard" loext:marker-style-name="T17"><text:span text:style-name="T17">id_subcategoria </text:span><text:span text:style-name="T19">int</text:span><text:span text:style-name="T20">,</text:span></text:p>
      <text:p text:style-name="Standard" loext:marker-style-name="T17"><text:span text:style-name="T17">nome_subcategoria </text:span><text:span text:style-name="T19">varchar</text:span><text:span text:style-name="T20">(</text:span><text:span text:style-name="T17">30</text:span><text:span text:style-name="T20">))</text:span></text:p>
      <text:p text:style-name="P19" loext:marker-style-name="T17"/>
      <text:p text:style-name="Standard" loext:marker-style-name="T17"><text:span text:style-name="T18">-- INSIRA AS LINHAS DA TABELA SUBCATEGORIA:</text:span><text:span text:style-name="T17"/></text:p>
      <text:p text:style-name="Standard" loext:marker-style-name="T17"><text:span text:style-name="T19">INSERT</text:span><text:span text:style-name="T17"> </text:span><text:span text:style-name="T19">INTO</text:span><text:span text:style-name="T17"> subcategoria</text:span><text:span text:style-name="T20">(</text:span><text:span text:style-name="T17">id_subcategoria</text:span><text:span text:style-name="T20">,</text:span><text:span text:style-name="T17"> nome_subcategoria</text:span><text:span text:style-name="T20">)</text:span></text:p>
      <text:p text:style-name="Standard" loext:marker-style-name="T17"><text:span text:style-name="T19">VALUES</text:span><text:span text:style-name="T17"/></text:p>
      <text:p text:style-name="Standard" loext:marker-style-name="T17"><text:span text:style-name="T19"><text:tab/></text:span><text:span text:style-name="T20">(</text:span><text:span text:style-name="T17">1</text:span><text:span text:style-name="T20">,</text:span><text:span text:style-name="T17"> </text:span><text:span text:style-name="T22">'Celular'</text:span><text:span text:style-name="T20">),</text:span></text:p>
      <text:p text:style-name="Standard" loext:marker-style-name="T17"><text:span text:style-name="T19"><text:tab/></text:span><text:span text:style-name="T20">(</text:span><text:span text:style-name="T17">2</text:span><text:span text:style-name="T20">,</text:span><text:span text:style-name="T17"> </text:span><text:span text:style-name="T22">'Notebook'</text:span><text:span text:style-name="T20">),</text:span></text:p>
      <text:p text:style-name="Standard" loext:marker-style-name="T17"><text:span text:style-name="T19"><text:tab/></text:span><text:span text:style-name="T20">(</text:span><text:span text:style-name="T17">3</text:span><text:span text:style-name="T20">,</text:span><text:span text:style-name="T17"> </text:span><text:span text:style-name="T22">'Câmera Digital'</text:span><text:span text:style-name="T20">),</text:span></text:p>
      <text:p text:style-name="Standard" loext:marker-style-name="T17"><text:span text:style-name="T19"><text:tab/></text:span><text:span text:style-name="T20">(</text:span><text:span text:style-name="T17">4</text:span><text:span text:style-name="T20">,</text:span><text:span text:style-name="T17"> </text:span><text:span text:style-name="T22">'Televisão'</text:span><text:span text:style-name="T20">),</text:span></text:p>
      <text:p text:style-name="Standard" loext:marker-style-name="T17"><text:span text:style-name="T19"><text:tab/></text:span><text:span text:style-name="T20">(</text:span><text:span text:style-name="T17">5</text:span><text:span text:style-name="T20">,</text:span><text:span text:style-name="T17"> </text:span><text:span text:style-name="T22">'Fone de Ouvido'</text:span><text:span text:style-name="T20">)</text:span></text:p>
      <text:p text:style-name="P19" loext:marker-style-name="T17"/>
      <text:p text:style-name="Standard" loext:marker-style-name="T17"><text:span text:style-name="T18">-- JOINs - Aula 7:</text:span><text:span text:style-name="T17"/></text:p>
      <text:p text:style-name="Standard" loext:marker-style-name="T17"><text:span text:style-name="T18">-- LEFT (OUTER) JOIN</text:span><text:span text:style-name="T17"/></text:p>
      <text:p text:style-name="P19" loext:marker-style-name="T17"/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produtos</text:span></text:p>
      <text:p text:style-name="Standard" loext:marker-style-name="T17"><text:soft-page-break/><text:span text:style-name="T19">SELECT</text:span><text:span text:style-name="T17"> </text:span><text:span text:style-name="T20">*</text:span><text:span text:style-name="T17"> </text:span><text:span text:style-name="T19">FROM</text:span><text:span text:style-name="T17"> subcategoria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20">LEFT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P19" loext:marker-style-name="T17"/>
      <text:p text:style-name="Standard" loext:marker-style-name="T17"><text:span text:style-name="T18">-- JOINs - Aula 8:</text:span><text:span text:style-name="T17"/></text:p>
      <text:p text:style-name="Standard" loext:marker-style-name="T17"><text:span text:style-name="T18">-- RIGHT (OUTER) JOIN</text:span><text:span text:style-name="T17"/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produto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subcategoria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20">RIGHT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P19" loext:marker-style-name="T17"/>
      <text:p text:style-name="Standard" loext:marker-style-name="T17"><text:span text:style-name="T18">-- JOINs - Aula 9:</text:span><text:span text:style-name="T17"/></text:p>
      <text:p text:style-name="Standard" loext:marker-style-name="T17"><text:span text:style-name="T18">-- INNER JOIN</text:span><text:span text:style-name="T17"/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produto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subcategoria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20">INNER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P19" loext:marker-style-name="T17"/>
      <text:p text:style-name="Standard" loext:marker-style-name="T17"><text:span text:style-name="T18">-- JOINs - Aula 10:</text:span><text:span text:style-name="T17"/></text:p>
      <text:p text:style-name="Standard" loext:marker-style-name="T17"><text:span text:style-name="T18">-- FULL (OUTER) JOIN</text:span><text:span text:style-name="T17"/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produto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subcategoria</text:span></text:p>
      <text:p text:style-name="P19" loext:marker-style-name="T17"/>
      <text:p text:style-name="Standard" loext:marker-style-name="T17"><text:span text:style-name="T18">-- Considerando a coluna id_subcategoria da tabela produtos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19">FULL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P19" loext:marker-style-name="T17"/>
      <text:p text:style-name="Standard" loext:marker-style-name="T17"><text:span text:style-name="T18">-- Considerando a coluna id_subcategoria da tabela subcategoria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19">FULL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P19" loext:marker-style-name="T17"/>
      <text:p text:style-name="Standard" loext:marker-style-name="T17"><text:span text:style-name="T18">-- JOINs - Aula 11:</text:span><text:span text:style-name="T17"/></text:p>
      <text:p text:style-name="Standard" loext:marker-style-name="T17"><text:soft-page-break/><text:span text:style-name="T19">SELECT</text:span><text:span text:style-name="T17"> </text:span><text:span text:style-name="T20">*</text:span><text:span text:style-name="T17"> </text:span><text:span text:style-name="T19">FROM</text:span><text:span text:style-name="T17"> produto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subcategoria</text:span></text:p>
      <text:p text:style-name="P19" loext:marker-style-name="T17"/>
      <text:p text:style-name="Standard" loext:marker-style-name="T17"><text:span text:style-name="T18">-- LEFT (ANTI) JOIN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20">LEFT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Standard" loext:marker-style-name="T17"><text:span text:style-name="T19">WHERE</text:span><text:span text:style-name="T17"> nome_subcategoria </text:span><text:span text:style-name="T20">IS</text:span><text:span text:style-name="T17"> </text:span><text:span text:style-name="T20">NULL</text:span></text:p>
      <text:p text:style-name="P19" loext:marker-style-name="T17"/>
      <text:p text:style-name="Standard" loext:marker-style-name="T17"><text:span text:style-name="T18">-- RIGHT (ANTI) JOIN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20">RIGHT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Standard" loext:marker-style-name="T17"><text:span text:style-name="T19">WHERE</text:span><text:span text:style-name="T17"> id_produto </text:span><text:span text:style-name="T20">IS</text:span><text:span text:style-name="T17"> </text:span><text:span text:style-name="T20">NULL</text:span></text:p>
      <text:p text:style-name="P19" loext:marker-style-name="T17"/>
      <text:p text:style-name="Standard" loext:marker-style-name="T17"><text:span text:style-name="T18">-- FULL (ANTI) JOIN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tos</text:span><text:span text:style-name="T20">.</text:span><text:span text:style-name="T17">id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subcategoria</text:span><text:span text:style-name="T20">.</text:span><text:span text:style-name="T17">nome_subcategoria</text:span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19">FULL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Standard" loext:marker-style-name="T17"><text:span text:style-name="T19">WHERE</text:span><text:span text:style-name="T17"> id_produto </text:span><text:span text:style-name="T20">IS</text:span><text:span text:style-name="T17"> </text:span><text:span text:style-name="T20">NULL</text:span><text:span text:style-name="T17"> </text:span><text:span text:style-name="T20">OR</text:span><text:span text:style-name="T17"> nome_subcategoria </text:span><text:span text:style-name="T20">IS</text:span><text:span text:style-name="T17"> </text:span><text:span text:style-name="T20">NULL</text:span></text:p>
      <text:p text:style-name="P19" loext:marker-style-name="T17"/>
      <text:p text:style-name="Standard" loext:marker-style-name="T17"><text:span text:style-name="T18">-- JOINs Aula 12:</text:span><text:span text:style-name="T17"/></text:p>
      <text:p text:style-name="Standard" loext:marker-style-name="T17"><text:span text:style-name="T18">-- Exemplo INNER JOIN, LEFT JOIN e RIGHT JOIN</text:span><text:span text:style-name="T17"/></text:p>
      <text:p text:style-name="Standard" loext:marker-style-name="T17"><text:span text:style-name="T19">SELECT</text:span><text:span text:style-name="T17"> ProductKey</text:span><text:span text:style-name="T20">,</text:span><text:span text:style-name="T17"> ProductName</text:span><text:span text:style-name="T20">,</text:span><text:span text:style-name="T17"> ProductSubcategoryKey </text:span><text:span text:style-name="T19">FROM</text:span><text:span text:style-name="T17"> DimProduct</text:span></text:p>
      <text:p text:style-name="Standard" loext:marker-style-name="T17"><text:span text:style-name="T19">SELECT</text:span><text:span text:style-name="T17"> ProductSubcategoryKey</text:span><text:span text:style-name="T20">,</text:span><text:span text:style-name="T17"> ProductSubcategoryName </text:span><text:span text:style-name="T19">FROM</text:span><text:span text:style-name="T17"> DimProductSubcategory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ctKey</text:span><text:span text:style-name="T20">,</text:span></text:p>
      <text:p text:style-name="Standard" loext:marker-style-name="T17"><text:span text:style-name="T17"><text:tab/>ProductName</text:span><text:span text:style-name="T20">,</text:span></text:p>
      <text:p text:style-name="Standard" loext:marker-style-name="T17"><text:span text:style-name="T17"><text:tab/>DimProduct</text:span><text:span text:style-name="T20">.</text:span><text:span text:style-name="T17">ProductSubcategoryKey</text:span><text:span text:style-name="T20">,</text:span></text:p>
      <text:p text:style-name="Standard" loext:marker-style-name="T17"><text:span text:style-name="T17"><text:tab/>ProductSubcategoryName</text:span><text:span text:style-name="T17"/></text:p>
      <text:p text:style-name="Standard" loext:marker-style-name="T17"><text:span text:style-name="T19">FROM</text:span><text:span text:style-name="T17"> DimProduct</text:span></text:p>
      <text:p text:style-name="Standard" loext:marker-style-name="T17"><text:span text:style-name="T20">INNER</text:span><text:span text:style-name="T17"> </text:span><text:span text:style-name="T20">JOIN</text:span><text:span text:style-name="T17"> DimProductSubcategory</text:span></text:p>
      <text:p text:style-name="Standard" loext:marker-style-name="T17"><text:span text:style-name="T17"><text:tab/></text:span><text:span text:style-name="T19">ON</text:span><text:span text:style-name="T17"> DimProduct</text:span><text:span text:style-name="T20">.</text:span><text:span text:style-name="T17">ProductSubcategoryKey </text:span><text:span text:style-name="T20">=</text:span><text:span text:style-name="T17"> DimProductSubcategory</text:span><text:span text:style-name="T20">.</text:span><text:span text:style-name="T17">ProductSubcategoryKey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ctKey</text:span><text:span text:style-name="T20">,</text:span></text:p>
      <text:p text:style-name="Standard" loext:marker-style-name="T17"><text:span text:style-name="T17"><text:tab/>ProductName</text:span><text:span text:style-name="T20">,</text:span></text:p>
      <text:p text:style-name="Standard" loext:marker-style-name="T17"><text:span text:style-name="T17"><text:tab/>DimProduct</text:span><text:span text:style-name="T20">.</text:span><text:span text:style-name="T17">ProductSubcategoryKey</text:span><text:span text:style-name="T20">,</text:span></text:p>
      <text:p text:style-name="Standard" loext:marker-style-name="T17"><text:span text:style-name="T17"><text:tab/>ProductSubcategoryName</text:span><text:span text:style-name="T17"/></text:p>
      <text:p text:style-name="Standard" loext:marker-style-name="T17"><text:span text:style-name="T19">FROM</text:span><text:span text:style-name="T17"> DimProduct</text:span></text:p>
      <text:p text:style-name="Standard" loext:marker-style-name="T17"><text:span text:style-name="T20">LEFT</text:span><text:span text:style-name="T17"> </text:span><text:span text:style-name="T20">JOIN</text:span><text:span text:style-name="T17"> DimProductSubcategory</text:span></text:p>
      <text:p text:style-name="Standard" loext:marker-style-name="T17"><text:span text:style-name="T17"><text:tab/></text:span><text:span text:style-name="T19">ON</text:span><text:span text:style-name="T17"> DimProduct</text:span><text:span text:style-name="T20">.</text:span><text:span text:style-name="T17">ProductSubcategoryKey </text:span><text:span text:style-name="T20">=</text:span><text:span text:style-name="T17"> DimProductSubcategory</text:span><text:span text:style-name="T20">.</text:span><text:span text:style-name="T17">ProductSubcategoryKey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ctKey</text:span><text:span text:style-name="T20">,</text:span></text:p>
      <text:p text:style-name="Standard" loext:marker-style-name="T17"><text:span text:style-name="T17"><text:tab/>ProductName</text:span><text:span text:style-name="T20">,</text:span></text:p>
      <text:p text:style-name="Standard" loext:marker-style-name="T17"><text:span text:style-name="T17"><text:tab/>DimProduct</text:span><text:span text:style-name="T20">.</text:span><text:span text:style-name="T17">ProductSubcategoryKey</text:span><text:span text:style-name="T20">,</text:span></text:p>
      <text:p text:style-name="Standard" loext:marker-style-name="T17"><text:soft-page-break/><text:span text:style-name="T17"><text:tab/>ProductSubcategoryName</text:span><text:span text:style-name="T17"/></text:p>
      <text:p text:style-name="Standard" loext:marker-style-name="T17"><text:span text:style-name="T19">FROM</text:span><text:span text:style-name="T17"> DimProduct</text:span></text:p>
      <text:p text:style-name="Standard" loext:marker-style-name="T17"><text:span text:style-name="T20">RIGHT</text:span><text:span text:style-name="T17"> </text:span><text:span text:style-name="T20">JOIN</text:span><text:span text:style-name="T17"> DimProductSubcategory</text:span></text:p>
      <text:p text:style-name="Standard" loext:marker-style-name="T17"><text:span text:style-name="T17"><text:tab/></text:span><text:span text:style-name="T19">ON</text:span><text:span text:style-name="T17"> DimProduct</text:span><text:span text:style-name="T20">.</text:span><text:span text:style-name="T17">ProductSubcategoryKey </text:span><text:span text:style-name="T20">=</text:span><text:span text:style-name="T17"> DimProductSubcategory</text:span><text:span text:style-name="T20">.</text:span><text:span text:style-name="T17">ProductSubcategoryKey</text:span></text:p>
      <text:p text:style-name="P19" loext:marker-style-name="T17"/>
      <text:p text:style-name="Standard" loext:marker-style-name="T17"><text:span text:style-name="T18">-- JOINs - Aula 13:</text:span><text:span text:style-name="T17"/></text:p>
      <text:p text:style-name="Standard" loext:marker-style-name="T17"><text:span text:style-name="T18">-- COMO ESCOLHER QUEM É A TABELA DA ESQUERDA E A TABELA DA DIREITA?</text:span><text:span text:style-name="T17"/></text:p>
      <text:p text:style-name="Standard" loext:marker-style-name="T17"><text:span text:style-name="T18">-- 1. LEFT Join para complementar informações da tabela produtos (LEFT) de acordo com a tabela de categoria (RIGHT)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id_produto</text:span><text:span text:style-name="T20">,</text:span></text:p>
      <text:p text:style-name="Standard" loext:marker-style-name="T17"><text:span text:style-name="T17"><text:tab/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nome_subcategoria</text:span><text:span text:style-name="T17"/></text:p>
      <text:p text:style-name="Standard" loext:marker-style-name="T17"><text:span text:style-name="T19">FROM</text:span><text:span text:style-name="T17"> produtos</text:span></text:p>
      <text:p text:style-name="Standard" loext:marker-style-name="T17"><text:span text:style-name="T20">LEFT</text:span><text:span text:style-name="T17"> </text:span><text:span text:style-name="T20">JOIN</text:span><text:span text:style-name="T17"> subcategoria</text:span></text:p>
      <text:p text:style-name="Standard" loext:marker-style-name="T17"><text:span text:style-name="T17"><text:tab/></text:span><text:span text:style-name="T19">ON</text:span><text:span text:style-name="T17"> produtos</text:span><text:span text:style-name="T20">.</text:span><text:span text:style-name="T17">id_subcategoria </text:span><text:span text:style-name="T20">=</text:span><text:span text:style-name="T17"> subcategoria</text:span><text:span text:style-name="T20">.</text:span><text:span text:style-name="T17">id_subcategoria</text:span></text:p>
      <text:p text:style-name="P19" loext:marker-style-name="T17"/>
      <text:p text:style-name="Standard" loext:marker-style-name="T17"><text:span text:style-name="T18">-- 2. Obtendo o LEFT Join do caso 1 usando um RIGHT Join e invertendo as tabelas de lado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id_produto</text:span><text:span text:style-name="T20">,</text:span></text:p>
      <text:p text:style-name="Standard" loext:marker-style-name="T17"><text:span text:style-name="T17"><text:tab/>nome_produto</text:span><text:span text:style-name="T20">,</text:span></text:p>
      <text:p text:style-name="Standard" loext:marker-style-name="T17"><text:span text:style-name="T17"><text:tab/>produtos</text:span><text:span text:style-name="T20">.</text:span><text:span text:style-name="T17">id_subcategoria</text:span><text:span text:style-name="T20">,</text:span></text:p>
      <text:p text:style-name="Standard" loext:marker-style-name="T17"><text:span text:style-name="T17"><text:tab/>nome_subcategoria</text:span><text:span text:style-name="T17"/></text:p>
      <text:p text:style-name="Standard" loext:marker-style-name="T17"><text:span text:style-name="T19">FROM</text:span><text:span text:style-name="T17"> subcategoria</text:span></text:p>
      <text:p text:style-name="Standard" loext:marker-style-name="T17"><text:span text:style-name="T20">RIGHT</text:span><text:span text:style-name="T17"> </text:span><text:span text:style-name="T20">JOIN</text:span><text:span text:style-name="T17"> produtos</text:span></text:p>
      <text:p text:style-name="Standard" loext:marker-style-name="T17"><text:span text:style-name="T17"><text:tab/></text:span><text:span text:style-name="T19">ON</text:span><text:span text:style-name="T17"> subcategoria</text:span><text:span text:style-name="T20">.</text:span><text:span text:style-name="T17">id_subcategoria </text:span><text:span text:style-name="T20">=</text:span><text:span text:style-name="T17"> produtos</text:span><text:span text:style-name="T20">.</text:span><text:span text:style-name="T17">id_subcategoria</text:span></text:p>
      <text:p text:style-name="P19" loext:marker-style-name="T17"/>
      <text:p text:style-name="Standard" loext:marker-style-name="T17"><text:span text:style-name="T18">-- JOINs - Aula 15:</text:span><text:span text:style-name="T17"/></text:p>
      <text:p text:style-name="Standard" loext:marker-style-name="T17"><text:span text:style-name="T18">-- CROSS JOIN</text:span><text:span text:style-name="T17"/></text:p>
      <text:p text:style-name="Standard" loext:marker-style-name="T17"><text:span text:style-name="T18">-- PARA ACOMPANHAR ESTA AULA, PRECISAREMOS CRIAR A TABELA MARCAS</text:span><text:span text:style-name="T17"/></text:p>
      <text:p text:style-name="Standard" loext:marker-style-name="T17"><text:span text:style-name="T18">-- PRIMEIRO, GARANTA QUE NÃO EXISTE NENHUMA TABELA CHAMADA MARCAS NO BANCO DE DADOS, EXECUTANDO O COMANDO DROP TABLE ABAIXO:</text:span><text:span text:style-name="T17"/></text:p>
      <text:p text:style-name="Standard" loext:marker-style-name="T17"><text:span text:style-name="T19">DROP</text:span><text:span text:style-name="T17"> </text:span><text:span text:style-name="T19">TABLE</text:span><text:span text:style-name="T17"> </text:span><text:span text:style-name="T19">IF</text:span><text:span text:style-name="T17"> </text:span><text:span text:style-name="T20">EXISTS</text:span><text:span text:style-name="T17"> marcas</text:span></text:p>
      <text:p text:style-name="P19" loext:marker-style-name="T17"/>
      <text:p text:style-name="Standard" loext:marker-style-name="T17"><text:span text:style-name="T18">-- AGORA CRIE A TABELA MARCAS:</text:span><text:span text:style-name="T17"/></text:p>
      <text:p text:style-name="Standard" loext:marker-style-name="T17"><text:span text:style-name="T19">CREATE</text:span><text:span text:style-name="T17"> </text:span><text:span text:style-name="T19">TABLE</text:span><text:span text:style-name="T17"> marcas</text:span><text:span text:style-name="T20">(</text:span></text:p>
      <text:p text:style-name="Standard" loext:marker-style-name="T17"><text:span text:style-name="T17">id_marca </text:span><text:span text:style-name="T19">int</text:span><text:span text:style-name="T20">,</text:span></text:p>
      <text:p text:style-name="Standard" loext:marker-style-name="T17"><text:span text:style-name="T17">marca </text:span><text:span text:style-name="T19">varchar</text:span><text:span text:style-name="T20">(</text:span><text:span text:style-name="T17">30</text:span><text:span text:style-name="T20">))</text:span></text:p>
      <text:p text:style-name="P19" loext:marker-style-name="T17"/>
      <text:p text:style-name="Standard" loext:marker-style-name="T17"><text:span text:style-name="T18">-- INSIRA AS LINHAS DA TABELA MARCAS:</text:span><text:span text:style-name="T17"/></text:p>
      <text:p text:style-name="Standard" loext:marker-style-name="T17"><text:span text:style-name="T19">INSERT</text:span><text:span text:style-name="T17"> </text:span><text:span text:style-name="T19">INTO</text:span><text:span text:style-name="T17"> marcas</text:span><text:span text:style-name="T20">(</text:span><text:span text:style-name="T17">id_marca</text:span><text:span text:style-name="T20">,</text:span><text:span text:style-name="T17"> marca</text:span><text:span text:style-name="T20">)</text:span></text:p>
      <text:p text:style-name="Standard" loext:marker-style-name="T17"><text:span text:style-name="T19">VALUES</text:span><text:span text:style-name="T17"/></text:p>
      <text:p text:style-name="Standard" loext:marker-style-name="T17"><text:span text:style-name="T19"><text:tab/></text:span><text:span text:style-name="T20">(</text:span><text:span text:style-name="T17">1</text:span><text:span text:style-name="T20">,</text:span><text:span text:style-name="T17"> </text:span><text:span text:style-name="T22">'Apple'</text:span><text:span text:style-name="T20">),</text:span></text:p>
      <text:p text:style-name="Standard" loext:marker-style-name="T17"><text:span text:style-name="T19"><text:tab/></text:span><text:span text:style-name="T20">(</text:span><text:span text:style-name="T17">2</text:span><text:span text:style-name="T20">,</text:span><text:span text:style-name="T17"> </text:span><text:span text:style-name="T22">'Samsung'</text:span><text:span text:style-name="T20">),</text:span></text:p>
      <text:p text:style-name="Standard" loext:marker-style-name="T17"><text:span text:style-name="T19"><text:tab/></text:span><text:span text:style-name="T20">(</text:span><text:span text:style-name="T17">3</text:span><text:span text:style-name="T20">,</text:span><text:span text:style-name="T17"> </text:span><text:span text:style-name="T22">'Motorola'</text:span><text:span text:style-name="T20">)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marcas</text:span></text:p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subcategoria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marca</text:span><text:span text:style-name="T20">,</text:span></text:p>
      <text:p text:style-name="Standard" loext:marker-style-name="T17"><text:span text:style-name="T17"><text:tab/>nome_subcategoria</text:span><text:span text:style-name="T17"/></text:p>
      <text:p text:style-name="Standard" loext:marker-style-name="T17"><text:span text:style-name="T19">FROM</text:span><text:span text:style-name="T17"> marcas </text:span><text:span text:style-name="T20">CROSS</text:span><text:span text:style-name="T17"> </text:span><text:span text:style-name="T20">JOIN</text:span><text:span text:style-name="T17"> subcategoria</text:span></text:p>
      <text:p text:style-name="P19" loext:marker-style-name="T17"/>
      <text:p text:style-name="Standard" loext:marker-style-name="T17"><text:span text:style-name="T18">-- JOINs - Aula 16:</text:span><text:span text:style-name="T17"/></text:p>
      <text:p text:style-name="Standard" loext:marker-style-name="T17"><text:span text:style-name="T18">-- Múltiplos Joins</text:span><text:span text:style-name="T17"/></text:p>
      <text:p text:style-name="Standard" loext:marker-style-name="T17"><text:span text:style-name="T19">SELECT</text:span><text:span text:style-name="T17"> ProductKey</text:span><text:span text:style-name="T20">,</text:span><text:span text:style-name="T17"> ProductName</text:span><text:span text:style-name="T20">,</text:span><text:span text:style-name="T17"> ProductSubcategoryKey </text:span><text:span text:style-name="T19">FROM</text:span><text:span text:style-name="T17"> DimProduct</text:span></text:p>
      <text:p text:style-name="Standard" loext:marker-style-name="T17"><text:span text:style-name="T19">SELECT</text:span><text:span text:style-name="T17"> ProductSubcategoryKey</text:span><text:span text:style-name="T20">,</text:span><text:span text:style-name="T17"> ProductSubcategoryName</text:span><text:span text:style-name="T20">,</text:span><text:span text:style-name="T17"> ProductCategoryKey </text:span><text:span text:style-name="T19">FROM</text:span><text:span text:style-name="T17"> DimProductSubcategory</text:span></text:p>
      <text:p text:style-name="Standard" loext:marker-style-name="T17"><text:span text:style-name="T19">SELECT</text:span><text:span text:style-name="T17"> ProductCategoryKey</text:span><text:span text:style-name="T20">,</text:span><text:span text:style-name="T17"> ProductCategoryName </text:span><text:span text:style-name="T19">FROM</text:span><text:span text:style-name="T17"> DimProductCategory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oft-page-break/><text:span text:style-name="T17"><text:tab/>ProductKey</text:span><text:span text:style-name="T20">,</text:span></text:p>
      <text:p text:style-name="Standard" loext:marker-style-name="T17"><text:span text:style-name="T17"><text:tab/>ProductName</text:span><text:span text:style-name="T20">,</text:span></text:p>
      <text:p text:style-name="Standard" loext:marker-style-name="T17"><text:span text:style-name="T17"><text:tab/>DimProduct</text:span><text:span text:style-name="T20">.</text:span><text:span text:style-name="T17">ProductSubcategoryKey</text:span><text:span text:style-name="T20">,</text:span></text:p>
      <text:p text:style-name="Standard" loext:marker-style-name="T17"><text:span text:style-name="T17"><text:tab/>ProductCategoryName</text:span><text:span text:style-name="T17"/></text:p>
      <text:p text:style-name="Standard" loext:marker-style-name="T17"><text:span text:style-name="T19">FROM</text:span><text:span text:style-name="T17"> DimProduct</text:span></text:p>
      <text:p text:style-name="Standard" loext:marker-style-name="T17"><text:span text:style-name="T20">INNER</text:span><text:span text:style-name="T17"> </text:span><text:span text:style-name="T20">JOIN</text:span><text:span text:style-name="T17"> DimProductSubcategory</text:span></text:p>
      <text:p text:style-name="Standard" loext:marker-style-name="T17"><text:span text:style-name="T17"><text:tab/></text:span><text:span text:style-name="T19">ON</text:span><text:span text:style-name="T17"> DimProduct</text:span><text:span text:style-name="T20">.</text:span><text:span text:style-name="T17">ProductSubcategoryKey </text:span><text:span text:style-name="T20">=</text:span><text:span text:style-name="T17"> DimProductSubcategory</text:span><text:span text:style-name="T20">.</text:span><text:span text:style-name="T17">ProductSubcategoryKey</text:span></text:p>
      <text:p text:style-name="Standard" loext:marker-style-name="T17"><text:span text:style-name="T17"><text:tab/><text:tab/></text:span><text:span text:style-name="T20">INNER</text:span><text:span text:style-name="T17"> </text:span><text:span text:style-name="T20">JOIN</text:span><text:span text:style-name="T17"> DimProductCategory</text:span></text:p>
      <text:p text:style-name="Standard" loext:marker-style-name="T17"><text:span text:style-name="T17"><text:tab/><text:tab/><text:tab/></text:span><text:span text:style-name="T19">ON</text:span><text:span text:style-name="T17"> DimProductSubcategory</text:span><text:span text:style-name="T20">.</text:span><text:span text:style-name="T17">ProductCategoryKey </text:span><text:span text:style-name="T20">=</text:span><text:span text:style-name="T17"> DimProductCategory</text:span><text:span text:style-name="T20">.</text:span><text:span text:style-name="T17">ProductCategoryKey</text:span></text:p>
      <text:p text:style-name="P19" loext:marker-style-name="T17"/>
      <text:p text:style-name="Standard" loext:marker-style-name="T17"><text:span text:style-name="T18">-- JOINs - Aula 17:</text:span><text:span text:style-name="T17"/></text:p>
      <text:p text:style-name="Standard" loext:marker-style-name="T17"><text:span text:style-name="T18">-- UNION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</text:span><text:span text:style-name="T20">*</text:span></text:p>
      <text:p text:style-name="Standard" loext:marker-style-name="T17"><text:span text:style-name="T19">FROM</text:span><text:span text:style-name="T17"/></text:p>
      <text:p text:style-name="Standard" loext:marker-style-name="T17"><text:span text:style-name="T17"><text:tab/>DimCustomer</text:span><text:span text:style-name="T17"/></text:p>
      <text:p text:style-name="Standard" loext:marker-style-name="T17"><text:span text:style-name="T19">WHERE</text:span><text:span text:style-name="T17"> Gender </text:span><text:span text:style-name="T20">=</text:span><text:span text:style-name="T17"> </text:span><text:span text:style-name="T22">'F'</text:span></text:p>
      <text:p text:style-name="Standard" loext:marker-style-name="T17"><text:span text:style-name="T19">UNION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</text:span><text:span text:style-name="T20">*</text:span></text:p>
      <text:p text:style-name="Standard" loext:marker-style-name="T17"><text:span text:style-name="T19">FROM</text:span><text:span text:style-name="T17"/></text:p>
      <text:p text:style-name="Standard" loext:marker-style-name="T17"><text:span text:style-name="T17"><text:tab/>DimCustomer</text:span><text:span text:style-name="T17"/></text:p>
      <text:p text:style-name="Standard" loext:marker-style-name="T17"><text:span text:style-name="T19">WHERE</text:span><text:span text:style-name="T17"> Gender </text:span><text:span text:style-name="T20">=</text:span><text:span text:style-name="T17"> </text:span><text:span text:style-name="T22">'M'</text:span></text:p>
      <text:p text:style-name="P19" loext:marker-style-name="T17"/>
      <text:p text:style-name="Standard" loext:marker-style-name="T17"><text:span text:style-name="T18">-- UNION ALL</text:span><text:span text:style-name="T17"/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FirstName</text:span><text:span text:style-name="T20">,</text:span></text:p>
      <text:p text:style-name="Standard" loext:marker-style-name="T17"><text:span text:style-name="T17"><text:tab/>BirthDate</text:span><text:span text:style-name="T17"/></text:p>
      <text:p text:style-name="Standard" loext:marker-style-name="T17"><text:span text:style-name="T19">FROM</text:span><text:span text:style-name="T17"/></text:p>
      <text:p text:style-name="Standard" loext:marker-style-name="T17"><text:span text:style-name="T17"><text:tab/>DimCustomer</text:span><text:span text:style-name="T17"/></text:p>
      <text:p text:style-name="Standard" loext:marker-style-name="T17"><text:span text:style-name="T19">WHERE</text:span><text:span text:style-name="T17"> Gender </text:span><text:span text:style-name="T20">=</text:span><text:span text:style-name="T17"> </text:span><text:span text:style-name="T22">'F'</text:span></text:p>
      <text:p text:style-name="Standard" loext:marker-style-name="T17"><text:span text:style-name="T19">UNION</text:span><text:span text:style-name="T17"> </text:span><text:span text:style-name="T20">ALL</text:span></text:p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FirstName</text:span><text:span text:style-name="T20">,</text:span></text:p>
      <text:p text:style-name="Standard" loext:marker-style-name="T17"><text:span text:style-name="T17"><text:tab/>BirthDate</text:span><text:span text:style-name="T17"/></text:p>
      <text:p text:style-name="Standard" loext:marker-style-name="T17"><text:span text:style-name="T19">FROM</text:span><text:span text:style-name="T17"/></text:p>
      <text:p text:style-name="Standard" loext:marker-style-name="T17"><text:span text:style-name="T17"><text:tab/>DimCustomer</text:span><text:span text:style-name="T17"/></text:p>
      <text:p text:style-name="P15" loext:marker-style-name="T1"><text:span text:style-name="T23">WHERE</text:span><text:span text:style-name="T24"> Gender </text:span><text:span text:style-name="T25">=</text:span><text:span text:style-name="T24"> </text:span><text:span text:style-name="T26">'M'</text:span></text:p>
      <text:p text:style-name="P15" loext:marker-style-name="T1"/>
      <text:p text:style-name="P15" loext:marker-style-name="T1"/>
      <text:p text:style-name="Standard" loext:marker-style-name="T1"><text:span text:style-name="T3">/*</text:span></text:p>
      <text:p text:style-name="P20" loext:marker-style-name="T1">MÓDULO <text:span text:style-name="T27">9</text:span>: EXERCÍCIOS</text:p>
      <text:p text:style-name="P2" loext:marker-style-name="T1"/>
      <text:p text:style-name="Standard" loext:marker-style-name="T1"><text:span text:style-name="T3">Os exercícios abaixo estão divididos de acordo com uma determinada tabela do Banco de Dados. Você pode utilizar o INNER JOIN para resolver todas as questões.</text:span><text:span text:style-name="T1"/></text:p>
      <text:p text:style-name="Standard" loext:marker-style-name="T1"><text:span text:style-name="T3">FACT SALES</text:span><text:span text:style-name="T1"/></text:p>
      <text:p text:style-name="Standard" loext:marker-style-name="T1"><text:span text:style-name="T3">1.a) Faça um resumo da quantidade vendida (Sales Quantity) de acordo com o nome do canal de vendas (ChannelName). Você deve ordenar a tabela final de acordo com SalesQuantity, em ordem decrescent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hannelName </text:span><text:span text:style-name="T4">AS</text:span><text:span text:style-name="T1"> </text:span><text:span text:style-name="T6">'Canal de Venda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</text:span></text:p>
      <text:p text:style-name="Standard" loext:marker-style-name="T1"><text:span text:style-name="T4">GROUP</text:span><text:span text:style-name="T1"> </text:span><text:span text:style-name="T4">BY</text:span><text:span text:style-name="T1"> Channel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1.b) Faça um agrupamento mostrando a quantidade total vendida (Sales Quantity) e quantidade total devolvida (Return Quantity) de acordo com o nome das lojas (StoreName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ReturnQuantity</text:span><text:span text:style-name="T5">)</text:span><text:span text:style-name="T1"> </text:span><text:span text:style-name="T4">AS</text:span><text:span text:style-name="T1"> </text:span><text:span text:style-name="T6">'Total Devolv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</text:span></text:p>
      <text:p text:style-name="Standard" loext:marker-style-name="T1"><text:span text:style-name="T4">GROUP</text:span><text:span text:style-name="T1"> </text:span><text:span text:style-name="T4">BY</text:span><text:span text:style-name="T1"> storeName </text:span></text:p>
      <text:p text:style-name="Standard" loext:marker-style-name="T1"><text:span text:style-name="T4">ORDER</text:span><text:span text:style-name="T1"> </text:span><text:span text:style-name="T4">BY</text:span><text:span text:style-name="T1"> storeName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.c) Faça um resumo do valor total vendido (Sales Amount) para cada mês (CalendarMonthLabel) e ano (CalendarYear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text:span text:style-name="T1"> </text:span></text:p>
      <text:p text:style-name="Standard" loext:marker-style-name="T1"><text:span text:style-name="T1"><text:tab/>CalendarMonthLabel </text:span><text:span text:style-name="T4">AS</text:span><text:span text:style-name="T1"> </text:span><text:span text:style-name="T6">'Mês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Amount</text:span><text:span text:style-name="T5">)</text:span><text:span text:style-name="T1"> </text:span><text:span text:style-name="T4">AS</text:span><text:span text:style-name="T1"> </text:span><text:span text:style-name="T6">'Faturamento Total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text:span text:style-name="T5">,</text:span><text:span text:style-name="T1"> CalendarMonthLabel</text:span><text:span text:style-name="T5">,</text:span><text:span text:style-name="T1"> CalendarMonth</text:span></text:p>
      <text:p text:style-name="Standard" loext:marker-style-name="T1"><text:span text:style-name="T4">ORDER</text:span><text:span text:style-name="T1"> </text:span><text:span text:style-name="T4">BY</text:span><text:span text:style-name="T1"> CalendarMonth </text:span><text:span text:style-name="T4">A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Você precisa fazer uma análise de vendas por produtos. O objetivo final é descobrir o valor total vendido (SalesQuantity) por produto.</text:span><text:span text:style-name="T1"/></text:p>
      <text:p text:style-name="Standard" loext:marker-style-name="T1"><text:span text:style-name="T3">2.a) Descubra qual é a cor de produto que mais é vendida (de acordo com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b) Quantas cores tiveram uma quantidade vendida acima de 3.000.000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oft-page-break/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HAVING</text:span><text:span text:style-name="T1"> 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5">&gt;=</text:span><text:span text:style-name="T1"> 3000000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Crie um agrupamento de quantidade vendida (SalesQuantity) por categoria do produto (ProductCategoryName). Obs: Você precisará fazer mais de 1 INNER JOIN, dado que a relação entre FactSales e DimProductCategory não é direta.</text:span><text:span text:style-name="T1"/></text:p>
      <text:p text:style-name="Standard" loext:marker-style-name="T1"><text:span text:style-name="T3">FACTONLINESALES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 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text:tab/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CategoryName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a) Você deve fazer uma consulta à tabela FactOnlineSales e descobrir qual é o nome completo do cliente que mais realizou compras online (de acordo com a coluna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DimCustomer</text:span><text:span text:style-name="T5">.</text:span><text:span text:style-name="T1">CustomerKey</text:span><text:span text:style-name="T5">,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1"> </text:span><text:span text:style-name="T5">,</text:span><text:span text:style-name="T1"> 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CustomerType </text:span><text:span text:style-name="T5">=</text:span><text:span text:style-name="T1"> </text:span><text:span text:style-name="T6">'Person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DimCustomer</text:span><text:span text:style-name="T5">.</text:span><text:span text:style-name="T1">CustomerKey</text:span><text:span text:style-name="T5">,</text:span><text:span text:style-name="T1"> FirstName</text:span><text:span text:style-name="T5">,</text:span><text:span text:style-name="T1"> Las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b) Feito isso, faça um agrupamento de produtos e descubra quais foram os top 10 produtos mais comprados pelo cliente da letra a, considerando o nome do produt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WHERE</text:span><text:span text:style-name="T1"> CustomerKey </text:span><text:span text:style-name="T5">=</text:span><text:span text:style-name="T1"> 7665 <text:s/></text:span></text:p>
      <text:p text:style-name="Standard" loext:marker-style-name="T1"><text:soft-page-break/><text:span text:style-name="T4">GROUP</text:span><text:span text:style-name="T1"> </text:span><text:span text:style-name="T4">BY</text:span><text:span text:style-name="T1"> Produc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5. Faça um resumo mostrando o total de produtos comprados (Sales Quantity) de acordo com o sexo dos clientes.</text:span><text:span text:style-name="T1"/></text:p>
      <text:p text:style-name="Standard" loext:marker-style-name="T1"><text:span text:style-name="T3">FACTEXCHANGERATE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/text:p>
      <text:p text:style-name="Standard" loext:marker-style-name="T1"><text:span text:style-name="T1"><text:tab/></text:span><text:span text:style-name="T28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Gender </text:span><text:span text:style-name="T5">IS</text:span><text:span text:style-name="T1"> </text:span><text:span text:style-name="T5">NOT</text:span><text:span text:style-name="T1"> </text:span><text:span text:style-name="T5">NULL</text:span><text:span text:style-name="T1"> <text:s/></text:span><text:span text:style-name="T3">-- Sem essa condição vem as empresas </text:span></text:p>
      <text:p text:style-name="Standard" loext:marker-style-name="T1"><text:span text:style-name="T4">GROUP</text:span><text:span text:style-name="T1"> </text:span><text:span text:style-name="T4">BY</text:span><text:span text:style-name="T1"> Gender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Faça uma tabela resumo mostrando a taxa de câmbio média de acordo com cada CurrencyDescription. A tabela final deve conter apenas taxas entre 10 e 100.</text:span><text:span text:style-name="T1"/></text:p>
      <text:p text:style-name="Standard" loext:marker-style-name="T1"><text:span text:style-name="T3">FACTSTRATEGYPLAN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ExchangeRat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rrenc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urrencyDescription</text:span><text:span text:style-name="T5">,</text:span></text:p>
      <text:p text:style-name="Standard" loext:marker-style-name="T1"><text:span text:style-name="T1"><text:tab/></text:span><text:span text:style-name="T28">AVG</text:span><text:span text:style-name="T5">(</text:span><text:span text:style-name="T1">AverageRate</text:span><text:span text:style-name="T5">)</text:span><text:span text:style-name="T1"> </text:span><text:span text:style-name="T4">AS</text:span><text:span text:style-name="T1"> </text:span><text:span text:style-name="T6">'Taxa Média'</text:span><text:span text:style-name="T1"> <text:s text:c="2"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ExchangeRate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rrency </text:span></text:p>
      <text:p text:style-name="Standard" loext:marker-style-name="T1"><text:span text:style-name="T1"><text:tab/></text:span><text:span text:style-name="T4">ON</text:span><text:span text:style-name="T1"> FactExchangeRate</text:span><text:span text:style-name="T5">.</text:span><text:span text:style-name="T1">CurrencyKey </text:span><text:span text:style-name="T5">=</text:span><text:span text:style-name="T1"> DimCurrency</text:span><text:span text:style-name="T5">.</text:span><text:span text:style-name="T1">CurrencyKey</text:span></text:p>
      <text:p text:style-name="Standard" loext:marker-style-name="T1"><text:span text:style-name="T4">GROUP</text:span><text:span text:style-name="T1"> </text:span><text:span text:style-name="T4">BY</text:span><text:span text:style-name="T1"> CurrencyDescription</text:span></text:p>
      <text:p text:style-name="Standard" loext:marker-style-name="T1"><text:span text:style-name="T4">HAVING</text:span><text:span text:style-name="T1"> </text:span><text:span text:style-name="T28">AVG</text:span><text:span text:style-name="T5">(</text:span><text:span text:style-name="T1">AverageRate</text:span><text:span text:style-name="T5">)</text:span><text:span text:style-name="T1"> </text:span><text:span text:style-name="T5">BETWEEN</text:span><text:span text:style-name="T1"> 10 </text:span><text:span text:style-name="T5">AND</text:span><text:span text:style-name="T1"> 100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Calcule a SOMA TOTAL de AMOUNT referente à tabela FactStrategyPlan destinado aos cenários: Actual e Budget.</text:span><text:span text:style-name="T1"/></text:p>
      <text:p text:style-name="Standard" loext:marker-style-name="T1"><text:span text:style-name="T3">Dica: A tabela DimScenario será importante para esse exercíci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Standard" loext:marker-style-name="T1"><text:span text:style-name="T3">-- Usando &lt;&gt;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28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&lt;&gt;</text:span><text:span text:style-name="T1"> </text:span><text:span text:style-name="T6">'Forecast'</text:span></text:p>
      <text:p text:style-name="P2" loext:marker-style-name="T1"/>
      <text:p text:style-name="Standard" loext:marker-style-name="T1"><text:span text:style-name="T3">-- Usando IN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28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IN</text:span><text:span text:style-name="T4"> </text:span><text:span text:style-name="T5">(</text:span><text:span text:style-name="T6">'Actual'</text:span><text:span text:style-name="T5">,</text:span><text:span text:style-name="T1"> </text:span><text:span text:style-name="T6">'Budget'</text:span><text:span text:style-name="T5">)</text:span></text:p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8. Faça uma tabela resumo mostrando o resultado do planejamento estratégico por ano.</text:span><text:span text:style-name="T1"/></text:p>
      <text:p text:style-name="Standard" loext:marker-style-name="T1"><text:span text:style-name="T3">DIMPRODUCT/DIMPRODUCTSUBCATEGORY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/text:p>
      <text:p text:style-name="Standard" loext:marker-style-name="T1"><text:span text:style-name="T1"><text:tab/></text:span><text:span text:style-name="T28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 Faça um agrupamento de quantidade de produtos por ProductSubcategoryName. Leve em consideração em sua análise apenas a marca Contoso e a cor Silver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28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Standard" loext:marker-style-name="T1"><text:span text:style-name="T3">-- Com filtro WHERE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28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Silver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0. Faça um agrupamento duplo de quantidade de produtos por BrandName e ProductSubcategoryName. A tabela final deverá ser ordenada de acordo com a coluna BrandNam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</text:span><text:span text:style-name="T28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BrandName</text:span><text:span text:style-name="T5">,</text:span><text:span text:style-name="T1"> ProductSubcategoryName </text:span></text:p>
      <text:p text:style-name="Standard" loext:marker-style-name="T1"><text:span text:style-name="T4">ORDER</text:span><text:span text:style-name="T1"> </text:span><text:span text:style-name="T4">BY</text:span><text:span text:style-name="T1"> BrandName </text:span><text:span text:style-name="T4">ASC</text:span></text:p>
      <text:p text:style-name="P2" loext:marker-style-name="T1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/>
      <text:p text:style-name="P21" loext:marker-style-name="T17"><text:soft-page-break/>/<text:span text:style-name="T29">*</text:span></text:p>
      <text:p text:style-name="P22" loext:marker-style-name="T1">MÓDULO <text:span text:style-name="T29">10</text:span>: <text:span text:style-name="T29">Variáveis</text:span></text:p>
      <text:p text:style-name="P22" loext:marker-style-name="T1"><text:s/></text:p>
      <text:p text:style-name="P21" loext:marker-style-name="T17">-- [SQL Server] Variáveis</text:p>
      <text:p text:style-name="Standard" loext:marker-style-name="T17"><text:span text:style-name="T18">-- Aula 2 de 23: Tipos de Dados</text:span><text:span text:style-name="T17"/></text:p>
      <text:p text:style-name="P19" loext:marker-style-name="T17"/>
      <text:p text:style-name="Standard" loext:marker-style-name="T17"><text:span text:style-name="T18">/* </text:span><text:span text:style-name="T17"/></text:p>
      <text:p text:style-name="P23" loext:marker-style-name="T17"><text:span text:style-name="T30">Tipos de dados</text:span><text:span text:style-name="T31"/></text:p>
      <text:p text:style-name="P19" loext:marker-style-name="T17"/>
      <text:p text:style-name="Standard" loext:marker-style-name="T17"><text:span text:style-name="T18">O tipo de dado é a maneira como o SQL consegue diferenciar cada valor dentro de um banco de dados.</text:span><text:span text:style-name="T17"/></text:p>
      <text:p text:style-name="P19" loext:marker-style-name="T17"/>
      <text:p text:style-name="Standard" loext:marker-style-name="T17"><text:span text:style-name="T18">a) Inteiro </text:span><text:span text:style-name="T17"/></text:p>
      <text:p text:style-name="Standard" loext:marker-style-name="T17"><text:span text:style-name="T18">Exemplos:</text:span><text:span text:style-name="T17"> </text:span><text:span text:style-name="T18">1, 100, 569</text:span></text:p>
      <text:p text:style-name="Standard" loext:marker-style-name="T17"><text:span text:style-name="T18">Como o SQL entende um número inteiro: INT</text:span></text:p>
      <text:p text:style-name="P19" loext:marker-style-name="T17"/>
      <text:p text:style-name="Standard" loext:marker-style-name="T17"><text:span text:style-name="T18">b) Decimal</text:span></text:p>
      <text:p text:style-name="Standard" loext:marker-style-name="T17"><text:span text:style-name="T18">Exemplos:</text:span><text:span text:style-name="T17"> </text:span><text:span text:style-name="T18">10.33, 90.91, 410.787</text:span></text:p>
      <text:p text:style-name="Standard" loext:marker-style-name="T17"><text:span text:style-name="T18">Como o SQL entende um número decimal: FLOAT</text:span></text:p>
      <text:p text:style-name="Standard" loext:marker-style-name="T17"><text:span text:style-name="T18">Como o SQL entende um número decimal: DECIMAL(N, M)</text:span><text:span text:style-name="T17"/></text:p>
      <text:p text:style-name="Standard" loext:marker-style-name="T17"><text:span text:style-name="T18">N é a quantidade de dígitos que o númeto pode ter, incluindo casas decimais</text:span></text:p>
      <text:p text:style-name="Standard" loext:marker-style-name="T17"><text:span text:style-name="T18">M é o número máximo de casas decimais</text:span><text:span text:style-name="T17"/></text:p>
      <text:p text:style-name="P19" loext:marker-style-name="T17"/>
      <text:p text:style-name="Standard" loext:marker-style-name="T17"><text:span text:style-name="T18">c) Texto/String</text:span><text:span text:style-name="T17"/></text:p>
      <text:p text:style-name="Standard" loext:marker-style-name="T17"><text:span text:style-name="T18">Exemplos:</text:span><text:span text:style-name="T17"> </text:span><text:span text:style-name="T18">'Carla', 'Motorola', 'Pastel', '44'</text:span></text:p>
      <text:p text:style-name="Standard" loext:marker-style-name="T17"><text:span text:style-name="T18">Como o SQL entende um texto: VARCHAR(N)</text:span></text:p>
      <text:p text:style-name="Standard" loext:marker-style-name="T17"><text:span text:style-name="T18">N é o número de caracteres que o texto pode ter</text:span></text:p>
      <text:p text:style-name="P19" loext:marker-style-name="T17"/>
      <text:p text:style-name="Standard" loext:marker-style-name="T17"><text:span text:style-name="T18">d) Data</text:span><text:span text:style-name="T17"/></text:p>
      <text:p text:style-name="Standard" loext:marker-style-name="T17"><text:span text:style-name="T18">Exemplos:</text:span><text:span text:style-name="T17"> </text:span><text:span text:style-name="T18">'01/01/2021', '23/03/2021'</text:span></text:p>
      <text:p text:style-name="Standard" loext:marker-style-name="T17"><text:span text:style-name="T18">Como o SQL entende uma data/hora: DATETIME</text:span></text:p>
      <text:p text:style-name="Standard" loext:marker-style-name="T17"><text:span text:style-name="T18">Como o SQL entende uma data: DATE</text:span><text:span text:style-name="T17"/></text:p>
      <text:p text:style-name="Standard" loext:marker-style-name="T17"><text:span text:style-name="T18">*/</text:span></text:p>
      <text:p text:style-name="P21" loext:marker-style-name="T17"/>
      <text:p text:style-name="Standard" loext:marker-style-name="T17"><text:span text:style-name="T18">-- Aula 3 de 23: Operações Básicas</text:span></text:p>
      <text:p text:style-name="Standard" loext:marker-style-name="T17"><text:span text:style-name="T18">-- Operações básicas</text:span></text:p>
      <text:p text:style-name="Standard" loext:marker-style-name="T17"><text:span text:style-name="T19">SELECT</text:span><text:span text:style-name="T17"> 10 </text:span><text:span text:style-name="T19">AS</text:span><text:span text:style-name="T17"> </text:span><text:span text:style-name="T22">'Número'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2">'Marcus'</text:span><text:span text:style-name="T17"> </text:span><text:span text:style-name="T19">AS</text:span><text:span text:style-name="T17"> </text:span><text:span text:style-name="T22">'Nome'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2">'21/06/2021'</text:span><text:span text:style-name="T17"> </text:span><text:span text:style-name="T19">AS</text:span><text:span text:style-name="T17"> </text:span><text:span text:style-name="T22">'Data'</text:span></text:p>
      <text:p text:style-name="P19" loext:marker-style-name="T17"/>
      <text:p text:style-name="Standard" loext:marker-style-name="T17"><text:span text:style-name="T18">-- Operações com números</text:span><text:span text:style-name="T17"/></text:p>
      <text:p text:style-name="Standard" loext:marker-style-name="T17"><text:span text:style-name="T19">SELECT</text:span><text:span text:style-name="T17"> 10</text:span><text:span text:style-name="T20">+</text:span><text:span text:style-name="T17">20</text:span></text:p>
      <text:p text:style-name="Standard" loext:marker-style-name="T17"><text:span text:style-name="T19">SELECT</text:span><text:span text:style-name="T17"> 20</text:span><text:span text:style-name="T20">-</text:span><text:span text:style-name="T17">5</text:span></text:p>
      <text:p text:style-name="Standard" loext:marker-style-name="T17"><text:span text:style-name="T19">SELECT</text:span><text:span text:style-name="T17"> 31</text:span><text:span text:style-name="T20">*</text:span><text:span text:style-name="T17">40</text:span></text:p>
      <text:p text:style-name="Standard" loext:marker-style-name="T17"><text:span text:style-name="T19">SELECT</text:span><text:span text:style-name="T17"> 431.0</text:span><text:span text:style-name="T20">/</text:span><text:span text:style-name="T17">23</text:span></text:p>
      <text:p text:style-name="P19" loext:marker-style-name="T17"/>
      <text:p text:style-name="Standard" loext:marker-style-name="T17"><text:span text:style-name="T18">-- Operações com textos</text:span><text:span text:style-name="T17"/></text:p>
      <text:p text:style-name="Standard" loext:marker-style-name="T17"><text:span text:style-name="T19">SELECT</text:span><text:span text:style-name="T17"> </text:span><text:span text:style-name="T22">'SQL'</text:span><text:span text:style-name="T17"> </text:span><text:span text:style-name="T20">+</text:span><text:span text:style-name="T17"> </text:span><text:span text:style-name="T22">' '</text:span><text:span text:style-name="T17"> </text:span><text:span text:style-name="T20">+</text:span><text:span text:style-name="T17"> </text:span><text:span text:style-name="T22">'Impressionador'</text:span></text:p>
      <text:p text:style-name="P19" loext:marker-style-name="T17"/>
      <text:p text:style-name="Standard" loext:marker-style-name="T17"><text:span text:style-name="T18">-- Operações com datas</text:span><text:span text:style-name="T17"/></text:p>
      <text:p text:style-name="Standard" loext:marker-style-name="T17"><text:span text:style-name="T19">SELECT</text:span><text:span text:style-name="T17"> </text:span><text:span text:style-name="T22">'21/03/2021'</text:span><text:span text:style-name="T17"> </text:span><text:span text:style-name="T20">+</text:span><text:span text:style-name="T17"> 1</text:span></text:p>
      <text:p text:style-name="Standard" loext:marker-style-name="T17"><text:span text:style-name="T18"/></text:p>
      <text:p text:style-name="Standard" loext:marker-style-name="T17"><text:span text:style-name="T18">-- Aula 4 de 23: SQL_VARIANT_PROPERTY - Identificando o tipo de um dado</text:span><text:span text:style-name="T17"/></text:p>
      <text:p text:style-name="Standard" loext:marker-style-name="T17"><text:span text:style-name="T19">SELECT</text:span><text:span text:style-name="T17"> 10 </text:span><text:span text:style-name="T19">AS</text:span><text:span text:style-name="T17"> </text:span><text:span text:style-name="T22">'Número'</text:span></text:p>
      <text:p text:style-name="Standard" loext:marker-style-name="T17"><text:span text:style-name="T19">SELECT</text:span><text:span text:style-name="T17"> 49.50 </text:span><text:span text:style-name="T19">AS</text:span><text:span text:style-name="T17"> </text:span><text:span text:style-name="T22">'Decimal'</text:span></text:p>
      <text:p text:style-name="Standard" loext:marker-style-name="T17"><text:span text:style-name="T19">SELECT</text:span><text:span text:style-name="T17"> </text:span><text:span text:style-name="T22">'Marcus'</text:span><text:span text:style-name="T17"> </text:span><text:span text:style-name="T19">AS</text:span><text:span text:style-name="T17"> </text:span><text:span text:style-name="T22">'Nome'</text:span></text:p>
      <text:p text:style-name="Standard" loext:marker-style-name="T17"><text:span text:style-name="T19">SELECT</text:span><text:span text:style-name="T17"> </text:span><text:span text:style-name="T22">'20/06/2021'</text:span><text:span text:style-name="T17"> </text:span><text:span text:style-name="T19">AS</text:span><text:span text:style-name="T17"> </text:span><text:span text:style-name="T22">'Data'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SQL_VARIANT_PROPERTY</text:span><text:span text:style-name="T20">(</text:span><text:span text:style-name="T17">10</text:span><text:span text:style-name="T20">,</text:span><text:span text:style-name="T17"> </text:span><text:span text:style-name="T22">'BaseType'</text:span><text:span text:style-name="T20">)</text:span></text:p>
      <text:p text:style-name="Standard" loext:marker-style-name="T17"><text:span text:style-name="T19">SELECT</text:span><text:span text:style-name="T17"> </text:span><text:span text:style-name="T21">SQL_VARIANT_PROPERTY</text:span><text:span text:style-name="T20">(</text:span><text:span text:style-name="T17">49.50</text:span><text:span text:style-name="T20">,</text:span><text:span text:style-name="T17"> </text:span><text:span text:style-name="T22">'BaseType'</text:span><text:span text:style-name="T20">)</text:span></text:p>
      <text:p text:style-name="Standard" loext:marker-style-name="T17"><text:span text:style-name="T19">SELECT</text:span><text:span text:style-name="T17"> </text:span><text:span text:style-name="T21">SQL_VARIANT_PROPERTY</text:span><text:span text:style-name="T20">(</text:span><text:span text:style-name="T22">'Marcus'</text:span><text:span text:style-name="T20">,</text:span><text:span text:style-name="T17"> </text:span><text:span text:style-name="T22">'BaseType'</text:span><text:span text:style-name="T20">)</text:span></text:p>
      <text:p text:style-name="P19" loext:marker-style-name="T17"><text:span text:style-name="T32">SELECT</text:span> <text:span text:style-name="T33">SQL_VARIANT_PROPERTY</text:span><text:span text:style-name="T34">(</text:span><text:span text:style-name="T35">'20/06/2021'</text:span><text:span text:style-name="T34">,</text:span> <text:span text:style-name="T35">'BaseType'</text:span><text:span text:style-name="T34">)</text:span></text:p>
      <text:p text:style-name="Standard" loext:marker-style-name="T17"><text:soft-page-break/><text:span text:style-name="T18">-- Aula 5 de 23: CAST - Especificando o tipo de um dado</text:span></text:p>
      <text:p text:style-name="P19" loext:marker-style-name="T17"/>
      <text:p text:style-name="Standard" loext:marker-style-name="T17"><text:span text:style-name="T18">-- 1) CAST: Função para especificar o tipo dos valores.</text:span><text:span text:style-name="T17"/></text:p>
      <text:p text:style-name="Standard" loext:marker-style-name="T17"><text:span text:style-name="T18">-- int: inteiro, float: decimal, varchar: string/texto, datetime: data e hora</text:span><text:span text:style-name="T17"/></text:p>
      <text:p text:style-name="Standard" loext:marker-style-name="T17"><text:span text:style-name="T19">SELECT</text:span><text:span text:style-name="T17"> </text:span><text:span text:style-name="T21">CAST</text:span><text:span text:style-name="T20">(</text:span><text:span text:style-name="T17">21.45 </text:span><text:span text:style-name="T19">AS</text:span><text:span text:style-name="T17"> </text:span><text:span text:style-name="T19">int</text:span><text:span text:style-name="T20">)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CAST</text:span><text:span text:style-name="T20">(</text:span><text:span text:style-name="T17">21.45 </text:span><text:span text:style-name="T19">AS</text:span><text:span text:style-name="T17"> </text:span><text:span text:style-name="T19">float</text:span><text:span text:style-name="T20">)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CAST</text:span><text:span text:style-name="T20">(</text:span><text:span text:style-name="T17">18.7 </text:span><text:span text:style-name="T19">AS</text:span><text:span text:style-name="T17"> </text:span><text:span text:style-name="T19">varchar</text:span><text:span text:style-name="T20">)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CAST</text:span><text:span text:style-name="T20">(</text:span><text:span text:style-name="T22">'15.6'</text:span><text:span text:style-name="T17"> </text:span><text:span text:style-name="T19">AS</text:span><text:span text:style-name="T17"> </text:span><text:span text:style-name="T19">float</text:span><text:span text:style-name="T20">)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CAST</text:span><text:span text:style-name="T20">(</text:span><text:span text:style-name="T22">'31/05/2014'</text:span><text:span text:style-name="T17"> </text:span><text:span text:style-name="T19">AS</text:span><text:span text:style-name="T17"> </text:span><text:span text:style-name="T19">datetime</text:span><text:span text:style-name="T20">)</text:span></text:p>
      <text:p text:style-name="P19" loext:marker-style-name="T17"/>
      <text:p text:style-name="Standard" loext:marker-style-name="T17"><text:span text:style-name="T18">-- Exemplo 1: Crie uma consulta juntando o texto 'O preço do produto é: ' com o valor 30.99</text:span><text:span text:style-name="T17"/></text:p>
      <text:p text:style-name="Standard" loext:marker-style-name="T17"><text:span text:style-name="T19">SELECT</text:span><text:span text:style-name="T17"> </text:span><text:span text:style-name="T22">'O preço do produto é: '</text:span><text:span text:style-name="T17"> </text:span><text:span text:style-name="T20">+</text:span><text:span text:style-name="T17"> </text:span><text:span text:style-name="T21">CAST</text:span><text:span text:style-name="T20">(</text:span><text:span text:style-name="T17">30.99 </text:span><text:span text:style-name="T19">AS</text:span><text:span text:style-name="T17"> </text:span><text:span text:style-name="T19">VARCHAR</text:span><text:span text:style-name="T20">(</text:span><text:span text:style-name="T17">30</text:span><text:span text:style-name="T20">))</text:span></text:p>
      <text:p text:style-name="P19" loext:marker-style-name="T17"/>
      <text:p text:style-name="Standard" loext:marker-style-name="T17"><text:span text:style-name="T18">-- Exemplo 2: Adicione 1 dia à data '20/06/2021'</text:span><text:span text:style-name="T17"/></text:p>
      <text:p text:style-name="Standard" loext:marker-style-name="T17"><text:span text:style-name="T19">SELECT</text:span><text:span text:style-name="T17"> </text:span><text:span text:style-name="T21">CAST</text:span><text:span text:style-name="T20">(</text:span><text:span text:style-name="T22">'20/06/2021'</text:span><text:span text:style-name="T17"> </text:span><text:span text:style-name="T19">AS</text:span><text:span text:style-name="T17"> </text:span><text:span text:style-name="T19">DATETIME</text:span><text:span text:style-name="T20">)</text:span><text:span text:style-name="T17"> </text:span><text:span text:style-name="T20">+</text:span><text:span text:style-name="T17"> 1</text:span></text:p>
      <text:p text:style-name="P14" loext:marker-style-name="T1"><text:span text:style-name="T18"/></text:p>
      <text:p text:style-name="Standard" loext:marker-style-name="T17"><text:span text:style-name="T18">-- Aula 6 de 23: FORMAT - Formatação de dados personalizada</text:span><text:span text:style-name="T17"/></text:p>
      <text:p text:style-name="P19" loext:marker-style-name="T17"/>
      <text:p text:style-name="Standard" loext:marker-style-name="T17"><text:span text:style-name="T18">--FORMAT: Função para formatação de valores no SQL</text:span><text:span text:style-name="T17"/></text:p>
      <text:p text:style-name="Standard" loext:marker-style-name="T17"><text:span text:style-name="T18">-- a) Numéricos:</text:span></text:p>
      <text:p text:style-name="Standard" loext:marker-style-name="T17"><text:span text:style-name="T19">SELECT</text:span><text:span text:style-name="T17"> </text:span><text:span text:style-name="T21">FORMAT</text:span><text:span text:style-name="T20">(</text:span><text:span text:style-name="T17">1000</text:span><text:span text:style-name="T20">,</text:span><text:span text:style-name="T17"> </text:span><text:span text:style-name="T22">'N'</text:span><text:span text:style-name="T20">)</text:span></text:p>
      <text:p text:style-name="Standard" loext:marker-style-name="T17"><text:span text:style-name="T19">SELECT</text:span><text:span text:style-name="T17"> </text:span><text:span text:style-name="T21">FORMAT</text:span><text:span text:style-name="T20">(</text:span><text:span text:style-name="T17">1000</text:span><text:span text:style-name="T20">,</text:span><text:span text:style-name="T17"> </text:span><text:span text:style-name="T22">'G'</text:span><text:span text:style-name="T20">)</text:span></text:p>
      <text:p text:style-name="P19" loext:marker-style-name="T17"/>
      <text:p text:style-name="Standard" loext:marker-style-name="T17"><text:span text:style-name="T18">-- b) Personalizados:</text:span><text:span text:style-name="T17"/></text:p>
      <text:p text:style-name="Standard" loext:marker-style-name="T17"><text:span text:style-name="T19">SELECT</text:span><text:span text:style-name="T17"> </text:span><text:span text:style-name="T21">FORMAT</text:span><text:span text:style-name="T20">(</text:span><text:span text:style-name="T17">123456789</text:span><text:span text:style-name="T20">,</text:span><text:span text:style-name="T17"> </text:span><text:span text:style-name="T22">'###-##-####'</text:span><text:span text:style-name="T20">)</text:span></text:p>
      <text:p text:style-name="P19" loext:marker-style-name="T17"/>
      <text:p text:style-name="Standard" loext:marker-style-name="T17"><text:span text:style-name="T18">-- c) Data:</text:span><text:span text:style-name="T17"/></text:p>
      <text:p text:style-name="Standard" loext:marker-style-name="T17"><text:span text:style-name="T19">SELECT</text:span><text:span text:style-name="T17"> </text:span><text:span text:style-name="T21">FORMAT</text:span><text:span text:style-name="T20">(</text:span><text:span text:style-name="T21">CAST</text:span><text:span text:style-name="T20">(</text:span><text:span text:style-name="T22">'21/03/2021'</text:span><text:span text:style-name="T17"> </text:span><text:span text:style-name="T19">AS</text:span><text:span text:style-name="T17"> </text:span><text:span text:style-name="T19">DATETIME</text:span><text:span text:style-name="T20">),</text:span><text:span text:style-name="T17"> </text:span><text:span text:style-name="T22">'dd/MM/yyyy'</text:span><text:span text:style-name="T20">)</text:span></text:p>
      <text:p text:style-name="P19" loext:marker-style-name="T17"/>
      <text:p text:style-name="P19" loext:marker-style-name="T17"/>
      <text:p text:style-name="Standard" loext:marker-style-name="T17"><text:span text:style-name="T18">-- SQL_VARIANT_PROPERTY</text:span><text:span text:style-name="T17"/></text:p>
      <text:p text:style-name="Standard" loext:marker-style-name="T17"><text:span text:style-name="T19">SELECT</text:span><text:span text:style-name="T17"> </text:span><text:span text:style-name="T21">SQL_VARIANT_PROPERTY</text:span><text:span text:style-name="T20">(</text:span><text:span text:style-name="T22">'31/05/2014'</text:span><text:span text:style-name="T20">,</text:span><text:span text:style-name="T17"> </text:span><text:span text:style-name="T22">'BaseType'</text:span><text:span text:style-name="T20">)</text:span></text:p>
      <text:p text:style-name="Standard" loext:marker-style-name="T17"><text:span text:style-name="T19">SELECT</text:span><text:span text:style-name="T17"> </text:span><text:span text:style-name="T21">SQL_VARIANT_PROPERTY</text:span><text:span text:style-name="T20">(</text:span><text:span text:style-name="T21">CAST</text:span><text:span text:style-name="T20">(</text:span><text:span text:style-name="T22">'31/05/2014'</text:span><text:span text:style-name="T17"> </text:span><text:span text:style-name="T19">AS</text:span><text:span text:style-name="T17"> </text:span><text:span text:style-name="T19">datetime</text:span><text:span text:style-name="T20">),</text:span><text:span text:style-name="T17"> </text:span><text:span text:style-name="T22">'BaseType'</text:span><text:span text:style-name="T20">)</text:span></text:p>
      <text:p text:style-name="P14" loext:marker-style-name="T1"><text:span text:style-name="T18"/></text:p>
      <text:p text:style-name="Standard" loext:marker-style-name="T17"><text:span text:style-name="T18">-- Aula 7 de 23: ROUND, FLOOR e CEILING - Funções de Arredondamento</text:span><text:span text:style-name="T17"/></text:p>
      <text:p text:style-name="P19" loext:marker-style-name="T17"/>
      <text:p text:style-name="Standard" loext:marker-style-name="T17"><text:span text:style-name="T18">-- Operações com números</text:span><text:span text:style-name="T17"/></text:p>
      <text:p text:style-name="Standard" loext:marker-style-name="T17"><text:span text:style-name="T19">SELECT</text:span><text:span text:style-name="T17"> 10</text:span><text:span text:style-name="T20">+</text:span><text:span text:style-name="T17">20</text:span></text:p>
      <text:p text:style-name="Standard" loext:marker-style-name="T17"><text:span text:style-name="T19">SELECT</text:span><text:span text:style-name="T17"> 20</text:span><text:span text:style-name="T20">-</text:span><text:span text:style-name="T17">5</text:span></text:p>
      <text:p text:style-name="Standard" loext:marker-style-name="T17"><text:span text:style-name="T19">SELECT</text:span><text:span text:style-name="T17"> 31</text:span><text:span text:style-name="T20">*</text:span><text:span text:style-name="T17">40</text:span></text:p>
      <text:p text:style-name="Standard" loext:marker-style-name="T17"><text:span text:style-name="T19">SELECT</text:span><text:span text:style-name="T17"> 431.0</text:span><text:span text:style-name="T20">/</text:span><text:span text:style-name="T17">23</text:span></text:p>
      <text:p text:style-name="P19" loext:marker-style-name="T17"/>
      <text:p text:style-name="Standard" loext:marker-style-name="T17"><text:span text:style-name="T18">-- ROUND</text:span><text:span text:style-name="T17"/></text:p>
      <text:p text:style-name="Standard" loext:marker-style-name="T17"><text:span text:style-name="T19">SELECT</text:span><text:span text:style-name="T17"> </text:span><text:span text:style-name="T21">ROUND</text:span><text:span text:style-name="T20">(</text:span><text:span text:style-name="T17">18.739130</text:span><text:span text:style-name="T20">,</text:span><text:span text:style-name="T17"> 2</text:span><text:span text:style-name="T20">)</text:span></text:p>
      <text:p text:style-name="P19" loext:marker-style-name="T17"/>
      <text:p text:style-name="Standard" loext:marker-style-name="T17"><text:span text:style-name="T18">-- ROUND (Truncar)</text:span><text:span text:style-name="T17"/></text:p>
      <text:p text:style-name="Standard" loext:marker-style-name="T17"><text:span text:style-name="T19">SELECT</text:span><text:span text:style-name="T17"> </text:span><text:span text:style-name="T21">ROUND</text:span><text:span text:style-name="T20">(</text:span><text:span text:style-name="T17">18.739130</text:span><text:span text:style-name="T20">,</text:span><text:span text:style-name="T17"> 2</text:span><text:span text:style-name="T20">,</text:span><text:span text:style-name="T17"> 1</text:span><text:span text:style-name="T20">)</text:span></text:p>
      <text:p text:style-name="P19" loext:marker-style-name="T17"/>
      <text:p text:style-name="Standard" loext:marker-style-name="T17"><text:span text:style-name="T18">-- FLOOR</text:span><text:span text:style-name="T17"/></text:p>
      <text:p text:style-name="Standard" loext:marker-style-name="T17"><text:span text:style-name="T19">SELECT</text:span><text:span text:style-name="T17"> </text:span><text:span text:style-name="T21">FLOOR</text:span><text:span text:style-name="T20">(</text:span><text:span text:style-name="T17">18.739130</text:span><text:span text:style-name="T20">)</text:span></text:p>
      <text:p text:style-name="P19" loext:marker-style-name="T17"/>
      <text:p text:style-name="Standard" loext:marker-style-name="T17"><text:span text:style-name="T18">-- CEILING</text:span><text:span text:style-name="T17"/></text:p>
      <text:p text:style-name="Standard" loext:marker-style-name="T17"><text:span text:style-name="T19">SELECT</text:span><text:span text:style-name="T17"> </text:span><text:span text:style-name="T21">CEILING</text:span><text:span text:style-name="T20">(</text:span><text:span text:style-name="T17">18.739130</text:span><text:span text:style-name="T20">)</text:span></text:p>
      <text:p text:style-name="P14" loext:marker-style-name="T1"><text:span text:style-name="T1"><text:s/></text:span></text:p>
      <text:p text:style-name="Standard" loext:marker-style-name="T17"><text:span text:style-name="T18">-- Aula 8 de 23: DECLARE e SET Declarando uma variável</text:span><text:span text:style-name="T17"/></text:p>
      <text:p text:style-name="P19" loext:marker-style-name="T17"/>
      <text:p text:style-name="Standard" loext:marker-style-name="T17"><text:span text:style-name="T18">/* </text:span><text:span text:style-name="T17"/></text:p>
      <text:p text:style-name="Standard" loext:marker-style-name="T17"><text:span text:style-name="T18">Declarando Variáveis </text:span><text:span text:style-name="T17"/></text:p>
      <text:p text:style-name="P19" loext:marker-style-name="T17"/>
      <text:p text:style-name="Standard" loext:marker-style-name="T17"><text:span text:style-name="T18">1) O que é uma variável?</text:span><text:span text:style-name="T17"/></text:p>
      <text:p text:style-name="Standard" loext:marker-style-name="T17"><text:soft-page-break/><text:span text:style-name="T18">Uma variável é um objeto que armazena o valor de um dado.</text:span><text:span text:style-name="T17"/></text:p>
      <text:p text:style-name="P19" loext:marker-style-name="T17"/>
      <text:p text:style-name="Standard" loext:marker-style-name="T17"><text:span text:style-name="T18">2. Estrutura</text:span><text:span text:style-name="T17"/></text:p>
      <text:p text:style-name="P19" loext:marker-style-name="T17"/>
      <text:p text:style-name="Standard" loext:marker-style-name="T17"><text:span text:style-name="T18">DECLARE @var tipo</text:span><text:span text:style-name="T17"/></text:p>
      <text:p text:style-name="Standard" loext:marker-style-name="T17"><text:span text:style-name="T18">SET @var = valor</text:span><text:span text:style-name="T17"/></text:p>
      <text:p text:style-name="P19" loext:marker-style-name="T17"/>
      <text:p text:style-name="Standard" loext:marker-style-name="T17"><text:span text:style-name="T18">DECLARE @var1 INT, @var2 INT,</text:span><text:span text:style-name="T17"/></text:p>
      <text:p text:style-name="Standard" loext:marker-style-name="T17"><text:span text:style-name="T18"><text:tab/> @texto VARCHAR(MAX),</text:span><text:span text:style-name="T17"/></text:p>
      <text:p text:style-name="Standard" loext:marker-style-name="T17"><text:span text:style-name="T18"><text:tab/> @data DATETIME</text:span><text:span text:style-name="T17"/></text:p>
      <text:p text:style-name="Standard" loext:marker-style-name="T17"><text:span text:style-name="T18"><text:tab/></text:span><text:span text:style-name="T17"/></text:p>
      <text:p text:style-name="Standard" loext:marker-style-name="T17"><text:span text:style-name="T18">SET @var1 = 10</text:span><text:span text:style-name="T17"/></text:p>
      <text:p text:style-name="Standard" loext:marker-style-name="T17"><text:span text:style-name="T18">SET @var1 = 45</text:span><text:span text:style-name="T17"/></text:p>
      <text:p text:style-name="Standard" loext:marker-style-name="T17"><text:span text:style-name="T18">SET @texto = 'Um texto qualquer'</text:span><text:span text:style-name="T17"/></text:p>
      <text:p text:style-name="Standard" loext:marker-style-name="T17"><text:span text:style-name="T18">SET @data = '18/02/2021'</text:span><text:span text:style-name="T17"/></text:p>
      <text:p text:style-name="Standard" loext:marker-style-name="T17"><text:span text:style-name="T18">*/</text:span></text:p>
      <text:p text:style-name="P19" loext:marker-style-name="T17"/>
      <text:p text:style-name="Standard" loext:marker-style-name="T17"><text:span text:style-name="T19">SELECT</text:span><text:span text:style-name="T17"> 100 </text:span><text:span text:style-name="T20">*</text:span><text:span text:style-name="T17"> 8.99 </text:span><text:span text:style-name="T19">AS</text:span><text:span text:style-name="T17"> </text:span><text:span text:style-name="T22">'faturamento'</text:span></text:p>
      <text:p text:style-name="P19" loext:marker-style-name="T17"/>
      <text:p text:style-name="Standard" loext:marker-style-name="T17"><text:span text:style-name="T19">DECLARE</text:span><text:span text:style-name="T17"> @quantidade </text:span><text:span text:style-name="T19">AS</text:span><text:span text:style-name="T17"> </text:span><text:span text:style-name="T19">int</text:span><text:span text:style-name="T20">,</text:span><text:span text:style-name="T17"> @preco </text:span><text:span text:style-name="T19">AS</text:span><text:span text:style-name="T17"> </text:span><text:span text:style-name="T19">float</text:span></text:p>
      <text:p text:style-name="Standard" loext:marker-style-name="T17"><text:span text:style-name="T19">SET</text:span><text:span text:style-name="T17"> @quantidade </text:span><text:span text:style-name="T20">=</text:span><text:span text:style-name="T17"> 100</text:span></text:p>
      <text:p text:style-name="Standard" loext:marker-style-name="T17"><text:span text:style-name="T19">SET</text:span><text:span text:style-name="T17"> @preco </text:span><text:span text:style-name="T20">=</text:span><text:span text:style-name="T17"> 8.99</text:span></text:p>
      <text:p text:style-name="P19" loext:marker-style-name="T17"/>
      <text:p text:style-name="Standard" loext:marker-style-name="T17"><text:span text:style-name="T19">SELECT</text:span><text:span text:style-name="T17"> @quantidade </text:span><text:span text:style-name="T20">*</text:span><text:span text:style-name="T17"> @preco </text:span><text:span text:style-name="T19">AS</text:span><text:span text:style-name="T17"> </text:span><text:span text:style-name="T22">'faturamento'</text:span></text:p>
      <text:p text:style-name="Standard" loext:marker-style-name="T17"><text:span text:style-name="T18">-- Exemplo 1: Declare uma variável chamada 'idade' e armazene o valor 30</text:span></text:p>
      <text:p text:style-name="P19" loext:marker-style-name="T17"/>
      <text:p text:style-name="Standard" loext:marker-style-name="T17"><text:span text:style-name="T19">DECLARE</text:span><text:span text:style-name="T17"> @idade </text:span><text:span text:style-name="T19">AS</text:span><text:span text:style-name="T17"> </text:span><text:span text:style-name="T19">INT</text:span></text:p>
      <text:p text:style-name="Standard" loext:marker-style-name="T17"><text:span text:style-name="T19">SET</text:span><text:span text:style-name="T17"> @idade </text:span><text:span text:style-name="T20">=</text:span><text:span text:style-name="T17"> 30</text:span></text:p>
      <text:p text:style-name="Standard" loext:marker-style-name="T17"><text:span text:style-name="T19">SELECT</text:span><text:span text:style-name="T17"> @idade</text:span></text:p>
      <text:p text:style-name="P21" loext:marker-style-name="T17"/>
      <text:p text:style-name="P21" loext:marker-style-name="T17">-- Exemplo 2: Declare uma variável chamada 'preco' e armazene o valor 10.89</text:p>
      <text:p text:style-name="Standard" loext:marker-style-name="T17"><text:span text:style-name="T19">DECLARE</text:span><text:span text:style-name="T17"> @preco </text:span><text:span text:style-name="T19">AS</text:span><text:span text:style-name="T17"> </text:span><text:span text:style-name="T19">float</text:span></text:p>
      <text:p text:style-name="Standard" loext:marker-style-name="T17"><text:span text:style-name="T19">SET</text:span><text:span text:style-name="T17"> @preco </text:span><text:span text:style-name="T20">=</text:span><text:span text:style-name="T17"> 10.89</text:span></text:p>
      <text:p text:style-name="Standard" loext:marker-style-name="T17"><text:span text:style-name="T19">SELECT</text:span><text:span text:style-name="T17"> @preco</text:span></text:p>
      <text:p text:style-name="P19" loext:marker-style-name="T17"/>
      <text:p text:style-name="Standard" loext:marker-style-name="T17"><text:span text:style-name="T19">DECLARE</text:span><text:span text:style-name="T17"> @preco2 </text:span><text:span text:style-name="T19">AS</text:span><text:span text:style-name="T17"> </text:span><text:span text:style-name="T19">decimal</text:span><text:span text:style-name="T20">(</text:span><text:span text:style-name="T17">5</text:span><text:span text:style-name="T20">,</text:span><text:span text:style-name="T17"> 2</text:span><text:span text:style-name="T20">)</text:span></text:p>
      <text:p text:style-name="Standard" loext:marker-style-name="T17"><text:span text:style-name="T19">SET</text:span><text:span text:style-name="T17"> @preco2 </text:span><text:span text:style-name="T20">=</text:span><text:span text:style-name="T17"> 10.89</text:span></text:p>
      <text:p text:style-name="Standard" loext:marker-style-name="T17"><text:span text:style-name="T19">SELECT</text:span><text:span text:style-name="T17"> @preco2</text:span></text:p>
      <text:p text:style-name="P19" loext:marker-style-name="T17"/>
      <text:p text:style-name="Standard" loext:marker-style-name="T17"><text:span text:style-name="T18">-- Exemplo 3: Declare uma variável chamada 'nome' e armazene o valor 'Mateus'</text:span><text:span text:style-name="T17"/></text:p>
      <text:p text:style-name="Standard" loext:marker-style-name="T17"><text:span text:style-name="T19">DECLARE</text:span><text:span text:style-name="T17"> @nome </text:span><text:span text:style-name="T19">AS</text:span><text:span text:style-name="T17"> </text:span><text:span text:style-name="T19">varchar</text:span><text:span text:style-name="T20">(</text:span><text:span text:style-name="T17">50</text:span><text:span text:style-name="T20">)</text:span></text:p>
      <text:p text:style-name="Standard" loext:marker-style-name="T17"><text:span text:style-name="T19">SET</text:span><text:span text:style-name="T17"> @nome </text:span><text:span text:style-name="T20">=</text:span><text:span text:style-name="T17"> </text:span><text:span text:style-name="T22">'Mateus'</text:span></text:p>
      <text:p text:style-name="Standard" loext:marker-style-name="T17"><text:span text:style-name="T19">SELECT</text:span><text:span text:style-name="T17"> @nome</text:span></text:p>
      <text:p text:style-name="P19" loext:marker-style-name="T17"/>
      <text:p text:style-name="Standard" loext:marker-style-name="T17"><text:span text:style-name="T18">-- Exemplo 4: Declare uma variável chamada 'data' e armazene a data de hoje.</text:span><text:span text:style-name="T17"/></text:p>
      <text:p text:style-name="Standard" loext:marker-style-name="T17"><text:span text:style-name="T19">DECLARE</text:span><text:span text:style-name="T17"> @data </text:span><text:span text:style-name="T19">AS</text:span><text:span text:style-name="T17"> </text:span><text:span text:style-name="T19">datetime</text:span></text:p>
      <text:p text:style-name="Standard" loext:marker-style-name="T17"><text:span text:style-name="T19">SET</text:span><text:span text:style-name="T17"> @data </text:span><text:span text:style-name="T20">=</text:span><text:span text:style-name="T17"> </text:span><text:span text:style-name="T22">'2021-10-28'</text:span></text:p>
      <text:p text:style-name="Standard" loext:marker-style-name="T17"><text:span text:style-name="T19">SELECT</text:span><text:span text:style-name="T17"> @data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DAY</text:span><text:span text:style-name="T20">(</text:span><text:span text:style-name="T17">@data</text:span><text:span text:style-name="T20">)</text:span></text:p>
      <text:p text:style-name="P14" loext:marker-style-name="T1"><text:span text:style-name="T18"/></text:p>
      <text:p text:style-name="Standard" loext:marker-style-name="T17"><text:span text:style-name="T18">-- Aula 11 de 23: Utilizando uma variável em uma consulta (Parte 1)</text:span><text:span text:style-name="T17"/></text:p>
      <text:p text:style-name="P19" loext:marker-style-name="T17"/>
      <text:p text:style-name="Standard" loext:marker-style-name="T17"><text:span text:style-name="T18">-- Aplique um desconto de 10% em todos os preços dos produtos. Sua consulta final deve conter as colunas ProductKey, ProductName, UnitPrice e Preço com Desconto. </text:span><text:span text:style-name="T17"/></text:p>
      <text:p text:style-name="P19" loext:marker-style-name="T17"/>
      <text:p text:style-name="Standard" loext:marker-style-name="T17"><text:span text:style-name="T19">DECLARE</text:span><text:span text:style-name="T17"> @varDesconto </text:span><text:span text:style-name="T19">FLOAT</text:span></text:p>
      <text:p text:style-name="Standard" loext:marker-style-name="T17"><text:span text:style-name="T19">SET</text:span><text:span text:style-name="T17"> @varDesconto </text:span><text:span text:style-name="T20">=</text:span><text:span text:style-name="T17"> 0.1</text:span></text:p>
      <text:p text:style-name="P19" loext:marker-style-name="T17"/>
      <text:p text:style-name="Standard" loext:marker-style-name="T17"><text:span text:style-name="T19">SELECT</text:span><text:span text:style-name="T17"> </text:span></text:p>
      <text:p text:style-name="Standard" loext:marker-style-name="T17"><text:span text:style-name="T17"><text:tab/>ProductKey </text:span><text:span text:style-name="T19">AS</text:span><text:span text:style-name="T17"> </text:span><text:span text:style-name="T22">'ID'</text:span><text:span text:style-name="T20">,</text:span></text:p>
      <text:p text:style-name="Standard" loext:marker-style-name="T17"><text:span text:style-name="T17"><text:tab/>ProductName </text:span><text:span text:style-name="T19">AS</text:span><text:span text:style-name="T17"> </text:span><text:span text:style-name="T22">'Nome do Produto'</text:span><text:span text:style-name="T20">,</text:span></text:p>
      <text:p text:style-name="Standard" loext:marker-style-name="T17"><text:span text:style-name="T17"><text:tab/>UnitPrice </text:span><text:span text:style-name="T19">AS</text:span><text:span text:style-name="T17"> </text:span><text:span text:style-name="T22">'Preço'</text:span><text:span text:style-name="T20">,</text:span></text:p>
      <text:p text:style-name="Standard" loext:marker-style-name="T17"><text:span text:style-name="T17"><text:tab/>UnitPrice </text:span><text:span text:style-name="T20">*</text:span><text:span text:style-name="T19"> </text:span><text:span text:style-name="T20">(</text:span><text:span text:style-name="T17">1 </text:span><text:span text:style-name="T20">-</text:span><text:span text:style-name="T17"> @varDesconto</text:span><text:span text:style-name="T20">)</text:span><text:span text:style-name="T17"> </text:span><text:span text:style-name="T19">AS</text:span><text:span text:style-name="T17"> </text:span><text:span text:style-name="T22">'Preço com Desconto'</text:span></text:p>
      <text:p text:style-name="Standard" loext:marker-style-name="T17"><text:span text:style-name="T19">FROM</text:span><text:span text:style-name="T17"/></text:p>
      <text:p text:style-name="Standard" loext:marker-style-name="T17"><text:soft-page-break/><text:span text:style-name="T17"><text:tab/>DimProduct</text:span><text:span text:style-name="T17"/></text:p>
      <text:p text:style-name="P14" loext:marker-style-name="T1"><text:span text:style-name="T18"/></text:p>
      <text:p text:style-name="Standard" loext:marker-style-name="T17"><text:span text:style-name="T18">-- Aula 12 de 23: Utilizando uma variável em uma consulta (Parte 2)</text:span><text:span text:style-name="T17"/></text:p>
      <text:p text:style-name="P19" loext:marker-style-name="T17"/>
      <text:p text:style-name="Standard" loext:marker-style-name="T17"><text:span text:style-name="T18">-- Crie uma variável de data para otimizar a consulta abaixo. </text:span><text:span text:style-name="T17"/></text:p>
      <text:p text:style-name="Standard" loext:marker-style-name="T17"><text:span text:style-name="T19">DECLARE</text:span><text:span text:style-name="T17"> @varData </text:span><text:span text:style-name="T19">DATETIME</text:span></text:p>
      <text:p text:style-name="Standard" loext:marker-style-name="T17"><text:span text:style-name="T19">SET</text:span><text:span text:style-name="T17"> @varData </text:span><text:span text:style-name="T20">=</text:span><text:span text:style-name="T17"> </text:span><text:span text:style-name="T22">'01/01/1980'</text:span></text:p>
      <text:p text:style-name="P19" loext:marker-style-name="T17"/>
      <text:p text:style-name="Standard" loext:marker-style-name="T17"><text:span text:style-name="T19">SELECT</text:span><text:span text:style-name="T17"> </text:span></text:p>
      <text:p text:style-name="Standard" loext:marker-style-name="T17"><text:span text:style-name="T17"><text:tab/>FirstName </text:span><text:span text:style-name="T19">AS</text:span><text:span text:style-name="T17"> </text:span><text:span text:style-name="T22">'Nome'</text:span><text:span text:style-name="T20">,</text:span></text:p>
      <text:p text:style-name="Standard" loext:marker-style-name="T17"><text:span text:style-name="T17"><text:tab/>LastName </text:span><text:span text:style-name="T19">AS</text:span><text:span text:style-name="T17"> </text:span><text:span text:style-name="T22">'Sobrenome'</text:span><text:span text:style-name="T20">,</text:span></text:p>
      <text:p text:style-name="Standard" loext:marker-style-name="T17"><text:span text:style-name="T17"><text:tab/>BirthDate </text:span><text:span text:style-name="T19">AS</text:span><text:span text:style-name="T17"> </text:span><text:span text:style-name="T22">'Nascimento'</text:span><text:span text:style-name="T20">,</text:span></text:p>
      <text:p text:style-name="Standard" loext:marker-style-name="T17"><text:span text:style-name="T17"><text:tab/></text:span><text:span text:style-name="T22">'Cliente'</text:span><text:span text:style-name="T17"> </text:span><text:span text:style-name="T19">AS</text:span><text:span text:style-name="T17"> </text:span><text:span text:style-name="T22">'Tipo'</text:span></text:p>
      <text:p text:style-name="Standard" loext:marker-style-name="T17"><text:span text:style-name="T19">FROM</text:span><text:span text:style-name="T17"><text:tab/></text:span></text:p>
      <text:p text:style-name="Standard" loext:marker-style-name="T17"><text:span text:style-name="T17"><text:tab/>DimCustomer</text:span><text:span text:style-name="T17"/></text:p>
      <text:p text:style-name="Standard" loext:marker-style-name="T17"><text:span text:style-name="T19">WHERE</text:span><text:span text:style-name="T17"> BirthDate </text:span><text:span text:style-name="T20">&gt;=</text:span><text:span text:style-name="T17"> @varData</text:span></text:p>
      <text:p text:style-name="Standard" loext:marker-style-name="T17"><text:span text:style-name="T19">UNION</text:span></text:p>
      <text:p text:style-name="Standard" loext:marker-style-name="T17"><text:span text:style-name="T19">SELECT</text:span><text:span text:style-name="T17"> </text:span></text:p>
      <text:p text:style-name="Standard" loext:marker-style-name="T17"><text:span text:style-name="T17"><text:tab/>FirstName </text:span><text:span text:style-name="T19">AS</text:span><text:span text:style-name="T17"> </text:span><text:span text:style-name="T22">'Nome'</text:span><text:span text:style-name="T20">,</text:span></text:p>
      <text:p text:style-name="Standard" loext:marker-style-name="T17"><text:span text:style-name="T17"><text:tab/>LastName </text:span><text:span text:style-name="T19">AS</text:span><text:span text:style-name="T17"> </text:span><text:span text:style-name="T22">'Sobrenome'</text:span><text:span text:style-name="T20">,</text:span></text:p>
      <text:p text:style-name="Standard" loext:marker-style-name="T17"><text:span text:style-name="T17"><text:tab/>BirthDate </text:span><text:span text:style-name="T19">AS</text:span><text:span text:style-name="T17"> </text:span><text:span text:style-name="T22">'Nascimento'</text:span><text:span text:style-name="T20">,</text:span></text:p>
      <text:p text:style-name="Standard" loext:marker-style-name="T17"><text:span text:style-name="T17"><text:tab/></text:span><text:span text:style-name="T22">'Funcionário'</text:span><text:span text:style-name="T17"> </text:span><text:span text:style-name="T19">AS</text:span><text:span text:style-name="T17"> </text:span><text:span text:style-name="T22">'Tipo'</text:span></text:p>
      <text:p text:style-name="Standard" loext:marker-style-name="T17"><text:span text:style-name="T19">FROM</text:span><text:span text:style-name="T17"><text:tab/></text:span></text:p>
      <text:p text:style-name="Standard" loext:marker-style-name="T17"><text:span text:style-name="T17"><text:tab/>DimEmployee</text:span><text:span text:style-name="T17"/></text:p>
      <text:p text:style-name="Standard" loext:marker-style-name="T17"><text:span text:style-name="T19">WHERE</text:span><text:span text:style-name="T17"> BirthDate </text:span><text:span text:style-name="T20">&gt;=</text:span><text:span text:style-name="T17"> @varData</text:span></text:p>
      <text:p text:style-name="Standard" loext:marker-style-name="T17"><text:span text:style-name="T19">ORDER</text:span><text:span text:style-name="T17"> </text:span><text:span text:style-name="T19">BY</text:span><text:span text:style-name="T17"> Nascimento</text:span></text:p>
      <text:p text:style-name="P14" loext:marker-style-name="T1"><text:span text:style-name="T18"/></text:p>
      <text:p text:style-name="Standard" loext:marker-style-name="T17"><text:span text:style-name="T18">-- Aula 13 de 23: Armazenando o resultado de um SELECT em uma variável</text:span><text:span text:style-name="T17"/></text:p>
      <text:p text:style-name="P19" loext:marker-style-name="T17"/>
      <text:p text:style-name="Standard" loext:marker-style-name="T17"><text:span text:style-name="T18">-- Exemplo 1: Crie uma variável para armazenar a quantidade total de funcionários da tabela DimEmployee.</text:span><text:span text:style-name="T17"/></text:p>
      <text:p text:style-name="Standard" loext:marker-style-name="T17"><text:span text:style-name="T19">DECLARE</text:span><text:span text:style-name="T17"> @varTotalFuncionarios </text:span><text:span text:style-name="T19">INT</text:span></text:p>
      <text:p text:style-name="Standard" loext:marker-style-name="T17"><text:span text:style-name="T19">SET</text:span><text:span text:style-name="T17"> @varTotalFuncionarios </text:span><text:span text:style-name="T20">=</text:span><text:span text:style-name="T19"> </text:span><text:span text:style-name="T20">(</text:span><text:span text:style-name="T19">SELECT</text:span><text:span text:style-name="T17"> </text:span><text:span text:style-name="T21">COUNT</text:span><text:span text:style-name="T20">(*)</text:span><text:span text:style-name="T17"> </text:span><text:span text:style-name="T19">FROM</text:span><text:span text:style-name="T17"> DimEmployee</text:span><text:span text:style-name="T20">)</text:span></text:p>
      <text:p text:style-name="Standard" loext:marker-style-name="T17"><text:span text:style-name="T19">SELECT</text:span><text:span text:style-name="T17"> @varTotalFuncionarios</text:span></text:p>
      <text:p text:style-name="P19" loext:marker-style-name="T17"/>
      <text:p text:style-name="Standard" loext:marker-style-name="T17"><text:span text:style-name="T18">-- Exemplo 2: Crie uma variável para armazenar a quantidade total de lojas com o status Off.</text:span><text:span text:style-name="T17"/></text:p>
      <text:p text:style-name="Standard" loext:marker-style-name="T17"><text:span text:style-name="T19">DECLARE</text:span><text:span text:style-name="T17"> @varLojasOff </text:span><text:span text:style-name="T19">INT</text:span></text:p>
      <text:p text:style-name="Standard" loext:marker-style-name="T17"><text:span text:style-name="T19">SET</text:span><text:span text:style-name="T17"> @varLojasOff </text:span><text:span text:style-name="T20">=</text:span><text:span text:style-name="T19"> </text:span><text:span text:style-name="T20">(</text:span><text:span text:style-name="T19">SELECT</text:span><text:span text:style-name="T17"> </text:span><text:span text:style-name="T21">COUNT</text:span><text:span text:style-name="T20">(*)</text:span><text:span text:style-name="T17"> </text:span><text:span text:style-name="T19">FROM</text:span><text:span text:style-name="T17"> DimStore </text:span><text:span text:style-name="T19">WHERE</text:span><text:span text:style-name="T17"> </text:span><text:span text:style-name="T19">Status</text:span><text:span text:style-name="T17"> </text:span><text:span text:style-name="T20">=</text:span><text:span text:style-name="T17"> </text:span><text:span text:style-name="T22">'Off'</text:span><text:span text:style-name="T20">)</text:span></text:p>
      <text:p text:style-name="P24" loext:marker-style-name="T1"><text:span text:style-name="T36">SELECT</text:span><text:span text:style-name="T23"> @varLojasOff</text:span></text:p>
      <text:p text:style-name="P14" loext:marker-style-name="T1"><text:span text:style-name="T18"/></text:p>
      <text:p text:style-name="Standard" loext:marker-style-name="T17"><text:span text:style-name="T18">-- Aula 14 de 23: PRINT - Printando uma mensagem na tela</text:span><text:span text:style-name="T17"/></text:p>
      <text:p text:style-name="P19" loext:marker-style-name="T17"/>
      <text:p text:style-name="Standard" loext:marker-style-name="T17"><text:span text:style-name="T18">-- Exemplo 1: Printe na tela a quantidade de lojas On e a quantidade <text:s/>de lojas Off da tabela DimStore. Utilize variáveis para isso.</text:span><text:span text:style-name="T17"/></text:p>
      <text:p text:style-name="Standard" loext:marker-style-name="T17"><text:span text:style-name="T19">DECLARE</text:span><text:span text:style-name="T17"> @varLojasOn </text:span><text:span text:style-name="T19">INT</text:span><text:span text:style-name="T20">,</text:span><text:span text:style-name="T17"> @varLojasOff </text:span><text:span text:style-name="T19">INT</text:span></text:p>
      <text:p text:style-name="Standard" loext:marker-style-name="T17"><text:span text:style-name="T19">SET</text:span><text:span text:style-name="T17"> @varLojasOn </text:span><text:span text:style-name="T20">=</text:span><text:span text:style-name="T19"> </text:span><text:span text:style-name="T20">(</text:span><text:span text:style-name="T19">SELECT</text:span><text:span text:style-name="T17"> </text:span><text:span text:style-name="T21">COUNT</text:span><text:span text:style-name="T20">(*)</text:span><text:span text:style-name="T17"> </text:span><text:span text:style-name="T19">FROM</text:span><text:span text:style-name="T17"> DimStore </text:span><text:span text:style-name="T19">WHERE</text:span><text:span text:style-name="T17"> </text:span><text:span text:style-name="T19">Status</text:span><text:span text:style-name="T17"> </text:span><text:span text:style-name="T20">=</text:span><text:span text:style-name="T17"> </text:span><text:span text:style-name="T22">'On'</text:span><text:span text:style-name="T20">)</text:span></text:p>
      <text:p text:style-name="Standard" loext:marker-style-name="T17"><text:span text:style-name="T19">SET</text:span><text:span text:style-name="T17"> @varLojasOff </text:span><text:span text:style-name="T20">=</text:span><text:span text:style-name="T19"> </text:span><text:span text:style-name="T20">(</text:span><text:span text:style-name="T19">SELECT</text:span><text:span text:style-name="T17"> </text:span><text:span text:style-name="T21">COUNT</text:span><text:span text:style-name="T20">(*)</text:span><text:span text:style-name="T17"> </text:span><text:span text:style-name="T19">FROM</text:span><text:span text:style-name="T17"> DimStore </text:span><text:span text:style-name="T19">WHERE</text:span><text:span text:style-name="T17"> </text:span><text:span text:style-name="T19">Status</text:span><text:span text:style-name="T17"> </text:span><text:span text:style-name="T20">=</text:span><text:span text:style-name="T17"> </text:span><text:span text:style-name="T22">'Off'</text:span><text:span text:style-name="T20">)</text:span></text:p>
      <text:p text:style-name="P19" loext:marker-style-name="T17"/>
      <text:p text:style-name="Standard" loext:marker-style-name="T17"><text:span text:style-name="T19">SELECT</text:span><text:span text:style-name="T17"> @varLojasOn </text:span><text:span text:style-name="T19">AS</text:span><text:span text:style-name="T17"> </text:span><text:span text:style-name="T22">'Lojas Abertas'</text:span><text:span text:style-name="T20">,</text:span><text:span text:style-name="T17"> @varLojasOff </text:span><text:span text:style-name="T19">AS</text:span><text:span text:style-name="T17"> </text:span><text:span text:style-name="T22">'Lojas Fechadas'</text:span></text:p>
      <text:p text:style-name="P19" loext:marker-style-name="T17"/>
      <text:p text:style-name="Standard" loext:marker-style-name="T17"><text:span text:style-name="T19">PRINT</text:span><text:span text:style-name="T17"> </text:span><text:span text:style-name="T22">'O total de lojas abertas é de '</text:span><text:span text:style-name="T17"> </text:span><text:span text:style-name="T20">+</text:span><text:span text:style-name="T17"> </text:span><text:span text:style-name="T21">CAST</text:span><text:span text:style-name="T20">(</text:span><text:span text:style-name="T17">@varLojasOn </text:span><text:span text:style-name="T19">AS</text:span><text:span text:style-name="T17"> </text:span><text:span text:style-name="T19">VARCHAR</text:span><text:span text:style-name="T20">(</text:span><text:span text:style-name="T17">30</text:span><text:span text:style-name="T20">))</text:span></text:p>
      <text:p text:style-name="Standard" loext:marker-style-name="T17"><text:span text:style-name="T19">PRINT</text:span><text:span text:style-name="T17"> </text:span><text:span text:style-name="T22">'O total de lojas fechadas é de '</text:span><text:span text:style-name="T17"> </text:span><text:span text:style-name="T20">+</text:span><text:span text:style-name="T17"> </text:span><text:span text:style-name="T21">CAST</text:span><text:span text:style-name="T20">(</text:span><text:span text:style-name="T17">@varLojasOff </text:span><text:span text:style-name="T19">AS</text:span><text:span text:style-name="T17"> </text:span><text:span text:style-name="T19">VARCHAR</text:span><text:span text:style-name="T20">(</text:span><text:span text:style-name="T17">30</text:span><text:span text:style-name="T20">))</text:span></text:p>
      <text:p text:style-name="Standard" loext:marker-style-name="T17"><text:span text:style-name="T18"/></text:p>
      <text:p text:style-name="Standard" loext:marker-style-name="T17"><text:span text:style-name="T18">-- Aula 15 de 23: Armazenando em uma variável um registro de uma consulta</text:span><text:span text:style-name="T17"/></text:p>
      <text:p text:style-name="P19" loext:marker-style-name="T17"/>
      <text:p text:style-name="Standard" loext:marker-style-name="T17"><text:span text:style-name="T18">-- Exemplo 1: Qual é o nome do produto que teve a maior quantidade vendida EM UMA ÚNICA VENDA da tabela FactSales?</text:span><text:span text:style-name="T17"/></text:p>
      <text:p text:style-name="P19" loext:marker-style-name="T17"/>
      <text:p text:style-name="Standard" loext:marker-style-name="T17"><text:span text:style-name="T19">DECLARE</text:span><text:span text:style-name="T17"> @varProdutoMaisVendido </text:span><text:span text:style-name="T19">INT</text:span></text:p>
      <text:p text:style-name="Standard" loext:marker-style-name="T17"><text:span text:style-name="T19">DECLARE</text:span><text:span text:style-name="T17"> @varTotalMaisVendido </text:span><text:span text:style-name="T19">INT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19">TOP</text:span><text:span text:style-name="T20">(</text:span><text:span text:style-name="T17">1</text:span><text:span text:style-name="T20">)</text:span></text:p>
      <text:p text:style-name="Standard" loext:marker-style-name="T17"><text:span text:style-name="T17"><text:tab/>@varProdutoMaisVendido </text:span><text:span text:style-name="T20">=</text:span><text:span text:style-name="T17"> ProductKey</text:span><text:span text:style-name="T20">,</text:span></text:p>
      <text:p text:style-name="Standard" loext:marker-style-name="T17"><text:span text:style-name="T17"><text:tab/>@varTotalMaisVendido </text:span><text:span text:style-name="T20">=</text:span><text:span text:style-name="T17"> SalesQuantity</text:span></text:p>
      <text:p text:style-name="Standard" loext:marker-style-name="T17"><text:soft-page-break/><text:span text:style-name="T19">FROM</text:span><text:span text:style-name="T17"/></text:p>
      <text:p text:style-name="Standard" loext:marker-style-name="T17"><text:span text:style-name="T17"><text:tab/>FactSales</text:span><text:span text:style-name="T17"/></text:p>
      <text:p text:style-name="Standard" loext:marker-style-name="T17"><text:span text:style-name="T19">ORDER</text:span><text:span text:style-name="T17"> </text:span><text:span text:style-name="T19">BY</text:span><text:span text:style-name="T17"> SalesQuantity </text:span><text:span text:style-name="T19">DESC</text:span></text:p>
      <text:p text:style-name="P19" loext:marker-style-name="T17"/>
      <text:p text:style-name="Standard" loext:marker-style-name="T17"><text:span text:style-name="T19">PRINT</text:span><text:span text:style-name="T17"> @varProdutoMaisVendido</text:span></text:p>
      <text:p text:style-name="Standard" loext:marker-style-name="T17"><text:span text:style-name="T19">PRINT</text:span><text:span text:style-name="T17"> @varTotalMaisVendido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ProductKey</text:span><text:span text:style-name="T20">,</text:span></text:p>
      <text:p text:style-name="Standard" loext:marker-style-name="T17"><text:span text:style-name="T17"><text:tab/>ProductName</text:span><text:span text:style-name="T17"/></text:p>
      <text:p text:style-name="Standard" loext:marker-style-name="T17"><text:span text:style-name="T19">FROM</text:span><text:span text:style-name="T17"/></text:p>
      <text:p text:style-name="Standard" loext:marker-style-name="T17"><text:span text:style-name="T17"><text:tab/>DimProduct</text:span><text:span text:style-name="T17"/></text:p>
      <text:p text:style-name="P19" loext:marker-style-name="T17"><text:span text:style-name="T32">WHERE</text:span> ProductKey <text:span text:style-name="T34">=</text:span> @varProdutoMaisVendido</text:p>
      <text:p text:style-name="Standard" loext:marker-style-name="T17"><text:span text:style-name="T18"/></text:p>
      <text:p text:style-name="Standard" loext:marker-style-name="T17"><text:span text:style-name="T18">-- Aula 16 de 23: Acumulando valores dentro de uma variável</text:span><text:span text:style-name="T17"/></text:p>
      <text:p text:style-name="P19" loext:marker-style-name="T17"/>
      <text:p text:style-name="Standard" loext:marker-style-name="T17"><text:span text:style-name="T18">-- Exemplo 1: Retorne uma lista com os nomes dos funcionários do departamento de Marketing</text:span><text:span text:style-name="T17"/></text:p>
      <text:p text:style-name="Standard" loext:marker-style-name="T17"><text:span text:style-name="T19">DECLARE</text:span><text:span text:style-name="T17"> @ListaNomes </text:span><text:span text:style-name="T19">VARCHAR</text:span><text:span text:style-name="T20">(</text:span><text:span text:style-name="T21">MAX</text:span><text:span text:style-name="T20">)</text:span></text:p>
      <text:p text:style-name="Standard" loext:marker-style-name="T17"><text:span text:style-name="T19">SET</text:span><text:span text:style-name="T17"> @ListaNomes </text:span><text:span text:style-name="T20">=</text:span><text:span text:style-name="T17"> </text:span><text:span text:style-name="T22">''</text:span></text:p>
      <text:p text:style-name="P19" loext:marker-style-name="T17"/>
      <text:p text:style-name="Standard" loext:marker-style-name="T17"><text:span text:style-name="T19">SELECT</text:span><text:span text:style-name="T17"/></text:p>
      <text:p text:style-name="Standard" loext:marker-style-name="T17"><text:span text:style-name="T17"><text:tab/>@ListaNomes </text:span><text:span text:style-name="T20">=</text:span><text:span text:style-name="T17"> @ListaNomes </text:span><text:span text:style-name="T20">+</text:span><text:span text:style-name="T17"> FirstName </text:span><text:span text:style-name="T20">+</text:span><text:span text:style-name="T17"> </text:span><text:span text:style-name="T22">', '</text:span><text:span text:style-name="T17"> </text:span><text:span text:style-name="T20">+</text:span><text:span text:style-name="T17"> </text:span><text:span text:style-name="T19">CHAR</text:span><text:span text:style-name="T20">(</text:span><text:span text:style-name="T17">10</text:span><text:span text:style-name="T20">)</text:span></text:p>
      <text:p text:style-name="Standard" loext:marker-style-name="T17"><text:span text:style-name="T19">FROM</text:span><text:span text:style-name="T17"/></text:p>
      <text:p text:style-name="Standard" loext:marker-style-name="T17"><text:span text:style-name="T17"><text:tab/>DimEmployee</text:span><text:span text:style-name="T17"/></text:p>
      <text:p text:style-name="Standard" loext:marker-style-name="T17"><text:span text:style-name="T19">WHERE</text:span><text:span text:style-name="T17"> DepartmentName </text:span><text:span text:style-name="T20">=</text:span><text:span text:style-name="T17"> </text:span><text:span text:style-name="T22">'Marketing'</text:span></text:p>
      <text:p text:style-name="P19" loext:marker-style-name="T17"/>
      <text:p text:style-name="Standard" loext:marker-style-name="T17"><text:span text:style-name="T19">PRINT</text:span><text:span text:style-name="T17"> </text:span><text:span text:style-name="T20">LEFT(</text:span><text:span text:style-name="T17">@ListaNomes</text:span><text:span text:style-name="T20">,</text:span><text:span text:style-name="T17"> </text:span><text:span text:style-name="T21">DATALENGTH</text:span><text:span text:style-name="T20">(</text:span><text:span text:style-name="T17">@ListaNomes</text:span><text:span text:style-name="T20">)</text:span><text:span text:style-name="T17"> </text:span><text:span text:style-name="T20">-</text:span><text:span text:style-name="T17"> 3</text:span><text:span text:style-name="T20">)</text:span></text:p>
      <text:p text:style-name="Standard" loext:marker-style-name="T17"><text:span text:style-name="T18"/></text:p>
      <text:p text:style-name="Standard" loext:marker-style-name="T17"><text:span text:style-name="T18">-- Aula 17 de 23: Variáveis Globais</text:span><text:span text:style-name="T17"/></text:p>
      <text:p text:style-name="P25" loext:marker-style-name="T17"/>
      <text:p text:style-name="Standard" loext:marker-style-name="T17"><text:span text:style-name="T19">SELECT</text:span><text:span text:style-name="T17"> </text:span><text:span text:style-name="T21">@@SERVERNAME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@@VERSION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0">*</text:span><text:span text:style-name="T17"> </text:span><text:span text:style-name="T19">FROM</text:span><text:span text:style-name="T17"> DimProduct</text:span></text:p>
      <text:p text:style-name="P19" loext:marker-style-name="T17"/>
      <text:p text:style-name="Standard" loext:marker-style-name="T17"><text:span text:style-name="T19">SELECT</text:span><text:span text:style-name="T17"> </text:span><text:span text:style-name="T21">@@ROWCOUNT</text:span></text:p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0T17:18:57.832544900</meta:creation-date>
    <dc:date>2025-06-14T11:16:14.803659700</dc:date>
    <meta:editing-duration>PT2H46M31S</meta:editing-duration>
    <meta:editing-cycles>17</meta:editing-cycles>
    <meta:generator>LibreOffice/25.2.2.2$Windows_X86_64 LibreOffice_project/7370d4be9e3cf6031a51beef54ff3bda878e3fac</meta:generator>
    <meta:document-statistic meta:table-count="0" meta:image-count="1" meta:object-count="0" meta:page-count="19" meta:paragraph-count="897" meta:word-count="3924" meta:character-count="28967" meta:non-whitespace-character-count="25321"/>
  </office:meta>
</office:document-meta>
</file>